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252in"/>
    </style:style>
    <style:style style:name="co2" style:family="table-column">
      <style:table-column-properties fo:break-before="auto" style:column-width="3.0835in"/>
    </style:style>
    <style:style style:name="co3" style:family="table-column">
      <style:table-column-properties fo:break-before="auto" style:column-width="1.5417in"/>
    </style:style>
    <style:style style:name="co4" style:family="table-column">
      <style:table-column-properties fo:break-before="auto" style:column-width="0.66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TRM_5f_Search_5f_Res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0.74pt solid #999999" fo:background-color="#bbbfff" style:diagonal-bl-tr="none" style:diagonal-tl-br="none" style:text-align-source="fix" style:repeat-content="false" fo:wrap-option="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ackground-color="#e4e4e4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order-bottom="0.74pt solid #999999" fo:background-color="#bbb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999999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0">
      <style:table-cell-properties fo:background-color="#e4e4e4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a452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999999" fo:background-color="#bbb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0">
      <style:table-cell-properties fo:background-color="#e4e4e4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a452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52">
      <style:table-cell-properties fo:border-bottom="0.74pt solid #999999" fo:background-color="#bbbfff" style:diagonal-bl-tr="none" style:diagonal-tl-br="none" style:text-align-source="fix" style:repeat-content="false" fo:wrap-option="wrap" fo:border-left="none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152">
      <style:table-cell-properties fo:background-color="#e4e4e4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a452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5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M_Search_Resul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3" table:default-cell-style-name="ce11"/>
        <table:table-column table:style-name="co4" table:number-columns-repeated="16380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Vendor</text:p>
          </table:table-cell>
          <table:table-cell table:style-name="ce6" office:value-type="string" calcext:value-type="string">
            <text:p>Status</text:p>
          </table:table-cell>
          <table:table-cell table:style-name="ce9" office:value-type="string" calcext:value-type="string">
            <text:p>Decision Date/Date Requested</text:p>
          </table:table-cell>
        </table:table-row>
        <table:table-row table:style-name="ro1">
          <table:table-cell table:style-name="ce2" table:formula="of:=HYPERLINK(&quot;https://www.oit.va.gov/Services/TRM/ToolPage.aspx?tid=9505^&quot;;&quot;Document Storage Systems (DSS) VistA Service Oriented Architecture (SOA) Suite&quot;)" office:value-type="string" office:string-value="Document Storage Systems (DSS) VistA Service Oriented Architecture (SOA) Suite" calcext:value-type="string">
            <text:p>Document Storage Systems (DSS) VistA Service Oriented Architecture (SOA) Suite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6/06/2024 at 16:17:50 UTC</text:p>
          </table:table-cell>
        </table:table-row>
        <table:table-row table:style-name="ro1">
          <table:table-cell table:style-name="ce2" table:formula="of:=HYPERLINK(&quot;https://www.oit.va.gov/Services/TRM/ToolPage.aspx?tid=8338^&quot;;&quot;Veterans Health Information Systems and Technology Architecture (VistA) Integration Adapter (VIA)&quot;)" office:value-type="string" office:string-value="Veterans Health Information Systems and Technology Architecture (VistA) Integration Adapter (VIA)" calcext:value-type="string">
            <text:p>Veterans Health Information Systems and Technology Architecture (VistA) Integration Adapter (VIA)</text:p>
          </table:table-cell>
          <table:table-cell table:style-name="ce5" office:value-type="string" calcext:value-type="string">
            <text:p>VA OIT Product Development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9/10/2024 at 15:46:03 UTC</text:p>
          </table:table-cell>
        </table:table-row>
        <table:table-row table:style-name="ro1">
          <table:table-cell table:style-name="ce2" table:formula="of:=HYPERLINK(&quot;https://www.oit.va.gov/Services/TRM/ToolPage.aspx?tid=9448^&quot;;&quot;CapSure Veterans Health Information Systems and Technology Architecture (VistA)&quot;)" office:value-type="string" office:string-value="CapSure Veterans Health Information Systems and Technology Architecture (VistA)" calcext:value-type="string">
            <text:p>CapSure Veterans Health Information Systems and Technology Architecture (VistA)</text:p>
          </table:table-cell>
          <table:table-cell table:style-name="ce5" office:value-type="string" calcext:value-type="string">
            <text:p>Global Med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1/06/2023 at 20:27:15 UTC</text:p>
          </table:table-cell>
        </table:table-row>
        <table:table-row table:style-name="ro1">
          <table:table-cell table:style-name="ce2" table:formula="of:=HYPERLINK(&quot;https://www.oit.va.gov/Services/TRM/ToolPage.aspx?tid=7544^&quot;;&quot;Document Storage Systems (DSS) Veterans Information Systems and Technology Architecture (VistA) Chemotherapy Manager (VCM)&quot;)" office:value-type="string" office:string-value="Document Storage Systems (DSS) Veterans Information Systems and Technology Architecture (VistA) Chemotherapy Manager (VCM)" calcext:value-type="string">
            <text:p>Document Storage Systems (DSS) Veterans Information Systems and Technology Architecture (VistA) Chemotherapy Manager (VCM)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2/10/2024 at 18:07:41 UTC</text:p>
          </table:table-cell>
        </table:table-row>
        <table:table-row table:style-name="ro1">
          <table:table-cell table:style-name="ce2" table:formula="of:=HYPERLINK(&quot;https://www.oit.va.gov/Services/TRM/ToolPage.aspx?tid=15532^&quot;;&quot;VistA Integration Reporting and Revenue (VIRR)&quot;)" office:value-type="string" office:string-value="VistA Integration Reporting and Revenue (VIRR)" calcext:value-type="string">
            <text:p>VistA Integration Reporting and Revenue (VIRR)</text:p>
          </table:table-cell>
          <table:table-cell table:style-name="ce5" office:value-type="string" calcext:value-type="string">
            <text:p>DS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6/18/2024 at 16:24:56 UTC</text:p>
          </table:table-cell>
        </table:table-row>
        <table:table-row table:style-name="ro1">
          <table:table-cell table:style-name="ce2" table:formula="of:=HYPERLINK(&quot;https://www.oit.va.gov/Services/TRM/ToolPage.aspx?tid=16187^&quot;;&quot;Order Tracking Management (OTM) - Radiology Module&quot;)" office:value-type="string" office:string-value="Order Tracking Management (OTM) - Radiology Module" calcext:value-type="string">
            <text:p>Order Tracking Management (OTM) - Radiology Module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8/25/2023 at 15:05:23 UTC</text:p>
          </table:table-cell>
        </table:table-row>
        <table:table-row table:style-name="ro1">
          <table:table-cell table:style-name="ce2" table:formula="of:=HYPERLINK(&quot;https://www.oit.va.gov/Services/TRM/VAStandardPage.aspx?tid=15248^&quot;;&quot;Veterans Data Integration and Federation Enterprise Platform (VDIF-EP) VistA REST Service Standard&quot;)" office:value-type="string" office:string-value="Veterans Data Integration and Federation Enterprise Platform (VDIF-EP) VistA REST Service Standard" calcext:value-type="string">
            <text:p>Veterans Data Integration and Federation Enterprise Platform (VDIF-EP) VistA REST Service Standard</text:p>
          </table:table-cell>
          <table:table-cell table:style-name="ce5" office:value-type="string" calcext:value-type="string">
            <text:p>N/A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23/2024 at 01:30:43 UTC</text:p>
          </table:table-cell>
        </table:table-row>
        <table:table-row table:style-name="ro1">
          <table:table-cell table:style-name="ce2" table:formula="of:=HYPERLINK(&quot;https://www.oit.va.gov/Services/TRM/ToolPage.aspx?tid=10^&quot;;&quot;Cach&amp;#233;&quot;)" office:value-type="string" office:string-value="Cach&amp;#233;" calcext:value-type="string">
            <text:p>Cach&amp;#233;</text:p>
          </table:table-cell>
          <table:table-cell table:style-name="ce5" office:value-type="string" calcext:value-type="string">
            <text:p>Inter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5/16/2024 at 15:53:20 UTC</text:p>
          </table:table-cell>
        </table:table-row>
        <table:table-row table:style-name="ro1">
          <table:table-cell table:style-name="ce2" table:formula="of:=HYPERLINK(&quot;https://www.oit.va.gov/Services/TRM/ToolPage.aspx?tid=10387^&quot;;&quot;MetaVision VistA Application Programming Interface (API)&quot;)" office:value-type="string" office:string-value="MetaVision VistA Application Programming Interface (API)" calcext:value-type="string">
            <text:p>MetaVision VistA Application Programming Interface (API)</text:p>
          </table:table-cell>
          <table:table-cell table:style-name="ce5" office:value-type="string" calcext:value-type="string">
            <text:p>iMDSoft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1/14/2022 at 17:43:10 UTC</text:p>
          </table:table-cell>
        </table:table-row>
        <table:table-row table:style-name="ro1">
          <table:table-cell table:style-name="ce2" table:formula="of:=HYPERLINK(&quot;https://www.oit.va.gov/Services/TRM/ToolPage.aspx?tid=10784^&quot;;&quot;VistA Advanced Analytics&quot;)" office:value-type="string" office:string-value="VistA Advanced Analytics" calcext:value-type="string">
            <text:p>VistA Advanced Analytics</text:p>
          </table:table-cell>
          <table:table-cell table:style-name="ce5" office:value-type="string" calcext:value-type="string">
            <text:p>Intrinisic Systems, Inc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8/03/2020 at 21:15:24 UTC</text:p>
          </table:table-cell>
        </table:table-row>
        <table:table-row table:style-name="ro1">
          <table:table-cell table:style-name="ce2" table:formula="of:=HYPERLINK(&quot;https://www.oit.va.gov/Services/TRM/ToolPage.aspx?tid=5703^&quot;;&quot;Document Storage System (DSS) Encoder Product Suite (EPS)&quot;)" office:value-type="string" office:string-value="Document Storage System (DSS) Encoder Product Suite (EPS)" calcext:value-type="string">
            <text:p>Document Storage System (DSS) Encoder Product Suite (EPS)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7/24/2024 at 04:25:11 UTC</text:p>
          </table:table-cell>
        </table:table-row>
        <table:table-row table:style-name="ro1">
          <table:table-cell table:style-name="ce2" table:formula="of:=HYPERLINK(&quot;https://www.oit.va.gov/Services/TRM/ToolPage.aspx?tid=8212^&quot;;&quot;Document Storage Systems (DSS) Mental Health Suite (MHS)&quot;)" office:value-type="string" office:string-value="Document Storage Systems (DSS) Mental Health Suite (MHS)" calcext:value-type="string">
            <text:p>Document Storage Systems (DSS) Mental Health Suite (MHS)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2/28/2023 at 03:24:29 UTC</text:p>
          </table:table-cell>
        </table:table-row>
        <table:table-row table:style-name="ro1">
          <table:table-cell table:style-name="ce2" table:formula="of:=HYPERLINK(&quot;https://www.oit.va.gov/Services/TRM/ToolPage.aspx?tid=15470^&quot;;&quot;Document Storage Systems, Inc (DSS) RxTracker&quot;)" office:value-type="string" office:string-value="Document Storage Systems, Inc (DSS) RxTracker" calcext:value-type="string">
            <text:p>Document Storage Systems, Inc (DSS) RxTracker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4/25/2024 at 15:08:44 UTC</text:p>
          </table:table-cell>
        </table:table-row>
        <table:table-row table:style-name="ro1">
          <table:table-cell table:style-name="ce2" table:formula="of:=HYPERLINK(&quot;https://www.oit.va.gov/Services/TRM/ToolPage.aspx?tid=8603^&quot;;&quot;DSS Dental Record Manager (DRM) Plus&quot;)" office:value-type="string" office:string-value="DSS Dental Record Manager (DRM) Plus" calcext:value-type="string">
            <text:p>DSS Dental Record Manager (DRM) Plus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20/2023 at 19:57:14 UTC</text:p>
          </table:table-cell>
        </table:table-row>
        <table:table-row table:style-name="ro1">
          <table:table-cell table:style-name="ce2" table:formula="of:=HYPERLINK(&quot;https://www.oit.va.gov/Services/TRM/ToolPage.aspx?tid=5627^&quot;;&quot;iMedConsent&quot;)" office:value-type="string" office:string-value="iMedConsent" calcext:value-type="string">
            <text:p>iMedConsent</text:p>
          </table:table-cell>
          <table:table-cell table:style-name="ce5" office:value-type="string" calcext:value-type="string">
            <text:p>Taylor Healthcare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7/30/2024 at 15:31:40 UTC</text:p>
          </table:table-cell>
        </table:table-row>
        <table:table-row table:style-name="ro1">
          <table:table-cell table:style-name="ce2" table:formula="of:=HYPERLINK(&quot;https://www.oit.va.gov/Services/TRM/ToolPage.aspx?tid=6569^&quot;;&quot;Vecna VA Patient Self Service Solution&quot;)" office:value-type="string" office:string-value="Vecna VA Patient Self Service Solution" calcext:value-type="string">
            <text:p>Vecna VA Patient Self Service Solution</text:p>
          </table:table-cell>
          <table:table-cell table:style-name="ce5" office:value-type="string" calcext:value-type="string">
            <text:p>Vecna Technologies, Inc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11/2024 at 17:00:48 UTC</text:p>
          </table:table-cell>
        </table:table-row>
        <table:table-row table:style-name="ro1">
          <table:table-cell table:style-name="ce2" table:formula="of:=HYPERLINK(&quot;https://www.oit.va.gov/Services/TRM/ToolPage.aspx?tid=14854^&quot;;&quot;DSS VistA Chemotherapy Manager (VCM) Order Status Fix It Tool&quot;)" office:value-type="string" office:string-value="DSS VistA Chemotherapy Manager (VCM) Order Status Fix It Tool" calcext:value-type="string">
            <text:p>DSS VistA Chemotherapy Manager (VCM) Order Status Fix It Tool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9/01/2022 at 20:19:25 UTC</text:p>
          </table:table-cell>
        </table:table-row>
        <table:table-row table:style-name="ro1">
          <table:table-cell table:style-name="ce2" table:formula="of:=HYPERLINK(&quot;https://www.oit.va.gov/Services/TRM/ToolPage.aspx?tid=10743^&quot;;&quot;Veterans Health Information Systems and Technology Architecture (VistA) Automated Testing Suite (VATS)&quot;)" office:value-type="string" office:string-value="Veterans Health Information Systems and Technology Architecture (VistA) Automated Testing Suite (VATS)" calcext:value-type="string">
            <text:p>Veterans Health Information Systems and Technology Architecture (VistA) Automated Testing Suite (VATS)</text:p>
          </table:table-cell>
          <table:table-cell table:style-name="ce5" office:value-type="string" calcext:value-type="string">
            <text:p>ProSphere Tek, Inc.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2/06/2022 at 02:46:39 UTC</text:p>
          </table:table-cell>
        </table:table-row>
        <table:table-row table:style-name="ro1">
          <table:table-cell table:style-name="ce2" table:formula="of:=HYPERLINK(&quot;https://www.oit.va.gov/Services/TRM/ToolPage.aspx?tid=14171^&quot;;&quot;Veterans Health Information Systems and Technology Architecture (VistA) Fast Healthcare Interoperability Resources (FHIR) Data Loader&quot;)" office:value-type="string" office:string-value="Veterans Health Information Systems and Technology Architecture (VistA) Fast Healthcare Interoperability Resources (FHIR) Data Loader" calcext:value-type="string">
            <text:p>Veterans Health Information Systems and Technology Architecture (VistA) Fast Healthcare Interoperability Resources (FHIR) Data Loader</text:p>
          </table:table-cell>
          <table:table-cell table:style-name="ce5" office:value-type="string" calcext:value-type="string">
            <text:p>MITRE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2/22/2023 at 19:05:57 UTC</text:p>
          </table:table-cell>
        </table:table-row>
        <table:table-row table:style-name="ro1">
          <table:table-cell table:style-name="ce2" table:formula="of:=HYPERLINK(&quot;https://www.oit.va.gov/Services/TRM/ToolPage.aspx?tid=10665^&quot;;&quot;Synapse Link&quot;)" office:value-type="string" office:string-value="Synapse Link" calcext:value-type="string">
            <text:p>Synapse Link</text:p>
          </table:table-cell>
          <table:table-cell table:style-name="ce5" office:value-type="string" calcext:value-type="string">
            <text:p>Werfen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0/12/2022 at 17:42:22 UTC</text:p>
          </table:table-cell>
        </table:table-row>
        <table:table-row table:style-name="ro1">
          <table:table-cell table:style-name="ce2" table:formula="of:=HYPERLINK(&quot;https://www.oit.va.gov/Services/TRM/ToolPage.aspx?tid=11801^&quot;;&quot;Victory Programming Environment (VPE)&quot;)" office:value-type="string" office:string-value="Victory Programming Environment (VPE)" calcext:value-type="string">
            <text:p>Victory Programming Environment (VPE)</text:p>
          </table:table-cell>
          <table:table-cell table:style-name="ce5" office:value-type="string" calcext:value-type="string">
            <text:p>OSEHRA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7/19/2024 at 16:33:55 UTC</text:p>
          </table:table-cell>
        </table:table-row>
        <table:table-row table:style-name="ro1">
          <table:table-cell table:style-name="ce2" table:formula="of:=HYPERLINK(&quot;https://www.oit.va.gov/Services/TRM/ToolPage.aspx?tid=6477^&quot;;&quot;SupraCCHT&quot;)" office:value-type="string" office:string-value="SupraCCHT" calcext:value-type="string">
            <text:p>SupraCCHT</text:p>
          </table:table-cell>
          <table:table-cell table:style-name="ce5" office:value-type="string" calcext:value-type="string">
            <text:p>SupraVISTA Medical DSS, LLC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4/01/2021 at 15:28:25 UTC</text:p>
          </table:table-cell>
        </table:table-row>
        <table:table-row table:style-name="ro1">
          <table:table-cell table:style-name="ce2" table:formula="of:=HYPERLINK(&quot;https://www.oit.va.gov/Services/TRM/ToolPage.aspx?tid=31^&quot;;&quot;Windows Client&quot;)" office:value-type="string" office:string-value="Windows Client" calcext:value-type="string">
            <text:p>Windows Client</text:p>
          </table:table-cell>
          <table:table-cell table:style-name="ce5" office:value-type="string" calcext:value-type="string">
            <text:p>Microsoft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1/29/2024 at 17:31:35 UTC</text:p>
          </table:table-cell>
        </table:table-row>
        <table:table-row table:style-name="ro1">
          <table:table-cell table:style-name="ce2" table:formula="of:=HYPERLINK(&quot;https://www.oit.va.gov/Services/TRM/ToolPage.aspx?tid=7557^&quot;;&quot;Brillians&quot;)" office:value-type="string" office:string-value="Brillians" calcext:value-type="string">
            <text:p>Brillians</text:p>
          </table:table-cell>
          <table:table-cell table:style-name="ce5" office:value-type="string" calcext:value-type="string">
            <text:p>Brillian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1/20/2023 at 13:27:48 UTC</text:p>
          </table:table-cell>
        </table:table-row>
        <table:table-row table:style-name="ro1">
          <table:table-cell table:style-name="ce2" table:formula="of:=HYPERLINK(&quot;https://www.oit.va.gov/Services/TRM/ToolPage.aspx?tid=10013^&quot;;&quot;EcoStruxure Power Monitoring Expert&quot;)" office:value-type="string" office:string-value="EcoStruxure Power Monitoring Expert" calcext:value-type="string">
            <text:p>EcoStruxure Power Monitoring Expert</text:p>
          </table:table-cell>
          <table:table-cell table:style-name="ce5" office:value-type="string" calcext:value-type="string">
            <text:p>Schneider Electric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10/2024 at 21:11:25 UTC</text:p>
          </table:table-cell>
        </table:table-row>
        <table:table-row table:style-name="ro1">
          <table:table-cell table:style-name="ce2" table:formula="of:=HYPERLINK(&quot;https://www.oit.va.gov/Services/TRM/ToolPage.aspx?tid=5582^&quot;;&quot;Biopoint Patient Identification Wristband System&quot;)" office:value-type="string" office:string-value="Biopoint Patient Identification Wristband System" calcext:value-type="string">
            <text:p>Biopoint Patient Identification Wristband System</text:p>
          </table:table-cell>
          <table:table-cell table:style-name="ce5" office:value-type="string" calcext:value-type="string">
            <text:p>Advarra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0/29/2024 at 19:18:23 UTC</text:p>
          </table:table-cell>
        </table:table-row>
        <table:table-row table:style-name="ro1">
          <table:table-cell table:style-name="ce2" table:formula="of:=HYPERLINK(&quot;https://www.oit.va.gov/Services/TRM/ToolPage.aspx?tid=14984^&quot;;&quot;Channels&quot;)" office:value-type="string" office:string-value="Channels" calcext:value-type="string">
            <text:p>Channels</text:p>
          </table:table-cell>
          <table:table-cell table:style-name="ce5" office:value-type="string" calcext:value-type="string">
            <text:p>Ready Computing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4/11/2024 at 15:53:29 UTC</text:p>
          </table:table-cell>
        </table:table-row>
        <table:table-row table:style-name="ro1">
          <table:table-cell table:style-name="ce2" table:formula="of:=HYPERLINK(&quot;https://www.oit.va.gov/Services/TRM/ToolPage.aspx?tid=15262^&quot;;&quot;Document Storage Systems (DSS) Diasyst&quot;)" office:value-type="string" office:string-value="Document Storage Systems (DSS) Diasyst" calcext:value-type="string">
            <text:p>Document Storage Systems (DSS) Diasyst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0/31/2024 at 16:35:42 UTC</text:p>
          </table:table-cell>
        </table:table-row>
        <table:table-row table:style-name="ro1">
          <table:table-cell table:style-name="ce2" table:formula="of:=HYPERLINK(&quot;https://www.oit.va.gov/Services/TRM/ToolPage.aspx?tid=10312^&quot;;&quot;Document Storage Systems (DSS) Enterprise Reporting&quot;)" office:value-type="string" office:string-value="Document Storage Systems (DSS) Enterprise Reporting" calcext:value-type="string">
            <text:p>Document Storage Systems (DSS) Enterprise Reporting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9/28/2022 at 01:40:48 UTC</text:p>
          </table:table-cell>
        </table:table-row>
        <table:table-row table:style-name="ro1">
          <table:table-cell table:style-name="ce2" table:formula="of:=HYPERLINK(&quot;https://www.oit.va.gov/Services/TRM/ToolPage.aspx?tid=8604^&quot;;&quot;DSS Fee Basis Claims Systems (FBCS)&quot;)" office:value-type="string" office:string-value="DSS Fee Basis Claims Systems (FBCS)" calcext:value-type="string">
            <text:p>DSS Fee Basis Claims Systems (FBCS)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1/02/2022 at 04:10:25 UTC</text:p>
          </table:table-cell>
        </table:table-row>
        <table:table-row table:style-name="ro1">
          <table:table-cell table:style-name="ce2" table:formula="of:=HYPERLINK(&quot;https://www.oit.va.gov/Services/TRM/ToolPage.aspx?tid=8065^&quot;;&quot;GetWellNetwork&quot;)" office:value-type="string" office:string-value="GetWellNetwork" calcext:value-type="string">
            <text:p>GetWellNetwork</text:p>
          </table:table-cell>
          <table:table-cell table:style-name="ce5" office:value-type="string" calcext:value-type="string">
            <text:p>GetWellNetwork Inc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5/16/2024 at 15:53:28 UTC</text:p>
          </table:table-cell>
        </table:table-row>
        <table:table-row table:style-name="ro1">
          <table:table-cell table:style-name="ce2" table:formula="of:=HYPERLINK(&quot;https://www.oit.va.gov/Services/TRM/ToolPage.aspx?tid=7910^&quot;;&quot;Health Buddy Health Level 7 (HL7)&quot;)" office:value-type="string" office:string-value="Health Buddy Health Level 7 (HL7)" calcext:value-type="string">
            <text:p>Health Buddy Health Level 7 (HL7)</text:p>
          </table:table-cell>
          <table:table-cell table:style-name="ce5" office:value-type="string" calcext:value-type="string">
            <text:p>Bosch Healthcare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4/07/2019 at 21:08:07 UTC</text:p>
          </table:table-cell>
        </table:table-row>
        <table:table-row table:style-name="ro1">
          <table:table-cell table:style-name="ce2" table:formula="of:=HYPERLINK(&quot;https://www.oit.va.gov/Services/TRM/ToolPage.aspx?tid=7755^&quot;;&quot;Innovian Non-Clinical Anesthesia Record Keeping Clinical Information System&quot;)" office:value-type="string" office:string-value="Innovian Non-Clinical Anesthesia Record Keeping Clinical Information System" calcext:value-type="string">
            <text:p>Innovian Non-Clinical Anesthesia Record Keeping Clinical Information System</text:p>
          </table:table-cell>
          <table:table-cell table:style-name="ce5" office:value-type="string" calcext:value-type="string">
            <text:p>Draeger Medical Inc.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1/06/2024 at 02:07:50 UTC</text:p>
          </table:table-cell>
        </table:table-row>
        <table:table-row table:style-name="ro1">
          <table:table-cell table:style-name="ce2" table:formula="of:=HYPERLINK(&quot;https://www.oit.va.gov/Services/TRM/ToolPage.aspx?tid=11323^&quot;;&quot;Nuance Clintegrity&quot;)" office:value-type="string" office:string-value="Nuance Clintegrity" calcext:value-type="string">
            <text:p>Nuance Clintegrity</text:p>
          </table:table-cell>
          <table:table-cell table:style-name="ce5" office:value-type="string" calcext:value-type="string">
            <text:p>Nuance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4/22/2024 at 17:37:29 UTC</text:p>
          </table:table-cell>
        </table:table-row>
        <table:table-row table:style-name="ro1">
          <table:table-cell table:style-name="ce2" table:formula="of:=HYPERLINK(&quot;https://www.oit.va.gov/Services/TRM/ToolPage.aspx?tid=13060^&quot;;&quot;Parable Post-Acute-Inpatient&quot;)" office:value-type="string" office:string-value="Parable Post-Acute-Inpatient" calcext:value-type="string">
            <text:p>Parable Post-Acute-Inpatient</text:p>
          </table:table-cell>
          <table:table-cell table:style-name="ce5" office:value-type="string" calcext:value-type="string">
            <text:p>Parable Health, Inc.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3/27/2023 at 15:43:21 UTC</text:p>
          </table:table-cell>
        </table:table-row>
        <table:table-row table:style-name="ro1">
          <table:table-cell table:style-name="ce2" table:formula="of:=HYPERLINK(&quot;https://www.oit.va.gov/Services/TRM/ToolPage.aspx?tid=10108^&quot;;&quot;Windows Mail&quot;)" office:value-type="string" office:string-value="Windows Mail" calcext:value-type="string">
            <text:p>Windows Mail</text:p>
          </table:table-cell>
          <table:table-cell table:style-name="ce5" office:value-type="string" calcext:value-type="string">
            <text:p>Microsoft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6/30/2020 at 15:38:23 UTC</text:p>
          </table:table-cell>
        </table:table-row>
        <table:table-row table:style-name="ro1">
          <table:table-cell table:style-name="ce2" table:formula="of:=HYPERLINK(&quot;https://www.oit.va.gov/Services/TRM/ToolPage.aspx?tid=10804^&quot;;&quot;AudioBALANCE&quot;)" office:value-type="string" office:string-value="AudioBALANCE" calcext:value-type="string">
            <text:p>AudioBALANCE</text:p>
          </table:table-cell>
          <table:table-cell table:style-name="ce5" office:value-type="string" calcext:value-type="string">
            <text:p>AudioCARE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10/2024 at 21:11:23 UTC</text:p>
          </table:table-cell>
        </table:table-row>
        <table:table-row table:style-name="ro1">
          <table:table-cell table:style-name="ce2" table:formula="of:=HYPERLINK(&quot;https://www.oit.va.gov/Services/TRM/ToolPage.aspx?tid=10795^&quot;;&quot;AudioCANCEL&quot;)" office:value-type="string" office:string-value="AudioCANCEL" calcext:value-type="string">
            <text:p>AudioCANCEL</text:p>
          </table:table-cell>
          <table:table-cell table:style-name="ce5" office:value-type="string" calcext:value-type="string">
            <text:p>AudioCARE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10/2024 at 21:11:28 UTC</text:p>
          </table:table-cell>
        </table:table-row>
        <table:table-row table:style-name="ro1">
          <table:table-cell table:style-name="ce2" table:formula="of:=HYPERLINK(&quot;https://www.oit.va.gov/Services/TRM/ToolPage.aspx?tid=10148^&quot;;&quot;AudioCARE&quot;)" office:value-type="string" office:string-value="AudioCARE" calcext:value-type="string">
            <text:p>AudioCARE</text:p>
          </table:table-cell>
          <table:table-cell table:style-name="ce5" office:value-type="string" calcext:value-type="string">
            <text:p>AudioCARE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3/14/2024 at 15:08:48 UTC</text:p>
          </table:table-cell>
        </table:table-row>
        <table:table-row table:style-name="ro1">
          <table:table-cell table:style-name="ce2" table:formula="of:=HYPERLINK(&quot;https://www.oit.va.gov/Services/TRM/ToolPage.aspx?tid=10806^&quot;;&quot;AudioCOMMUNICATOR&quot;)" office:value-type="string" office:string-value="AudioCOMMUNICATOR" calcext:value-type="string">
            <text:p>AudioCOMMUNICATOR</text:p>
          </table:table-cell>
          <table:table-cell table:style-name="ce5" office:value-type="string" calcext:value-type="string">
            <text:p>AudioCARE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10/2024 at 21:11:28 UTC</text:p>
          </table:table-cell>
        </table:table-row>
        <table:table-row table:style-name="ro1">
          <table:table-cell table:style-name="ce2" table:formula="of:=HYPERLINK(&quot;https://www.oit.va.gov/Services/TRM/ToolPage.aspx?tid=10799^&quot;;&quot;AudioINQUIRY&quot;)" office:value-type="string" office:string-value="AudioINQUIRY" calcext:value-type="string">
            <text:p>AudioINQUIRY</text:p>
          </table:table-cell>
          <table:table-cell table:style-name="ce5" office:value-type="string" calcext:value-type="string">
            <text:p>AudioCARE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10/2024 at 21:11:25 UTC</text:p>
          </table:table-cell>
        </table:table-row>
        <table:table-row table:style-name="ro1">
          <table:table-cell table:style-name="ce2" table:formula="of:=HYPERLINK(&quot;https://www.oit.va.gov/Services/TRM/ToolPage.aspx?tid=14339^&quot;;&quot;AudioPREFILL&quot;)" office:value-type="string" office:string-value="AudioPREFILL" calcext:value-type="string">
            <text:p>AudioPREFILL</text:p>
          </table:table-cell>
          <table:table-cell table:style-name="ce5" office:value-type="string" calcext:value-type="string">
            <text:p>AudioCARE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10/2024 at 21:11:23 UTC</text:p>
          </table:table-cell>
        </table:table-row>
        <table:table-row table:style-name="ro1">
          <table:table-cell table:style-name="ce2" table:formula="of:=HYPERLINK(&quot;https://www.oit.va.gov/Services/TRM/ToolPage.aspx?tid=10802^&quot;;&quot;AudioRECALL&quot;)" office:value-type="string" office:string-value="AudioRECALL" calcext:value-type="string">
            <text:p>AudioRECALL</text:p>
          </table:table-cell>
          <table:table-cell table:style-name="ce5" office:value-type="string" calcext:value-type="string">
            <text:p>AudioCARE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10/2024 at 21:11:26 UTC</text:p>
          </table:table-cell>
        </table:table-row>
        <table:table-row table:style-name="ro1">
          <table:table-cell table:style-name="ce2" table:formula="of:=HYPERLINK(&quot;https://www.oit.va.gov/Services/TRM/ToolPage.aspx?tid=10801^&quot;;&quot;AudioRecallReminder&quot;)" office:value-type="string" office:string-value="AudioRecallReminder" calcext:value-type="string">
            <text:p>AudioRecallReminder</text:p>
          </table:table-cell>
          <table:table-cell table:style-name="ce5" office:value-type="string" calcext:value-type="string">
            <text:p>AudioCARE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10/2024 at 21:11:27 UTC</text:p>
          </table:table-cell>
        </table:table-row>
        <table:table-row table:style-name="ro1">
          <table:table-cell table:style-name="ce2" table:formula="of:=HYPERLINK(&quot;https://www.oit.va.gov/Services/TRM/ToolPage.aspx?tid=7928^&quot;;&quot;AudioRefill&quot;)" office:value-type="string" office:string-value="AudioRefill" calcext:value-type="string">
            <text:p>AudioRefill</text:p>
          </table:table-cell>
          <table:table-cell table:style-name="ce5" office:value-type="string" calcext:value-type="string">
            <text:p>AudioCARE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10/2024 at 21:11:24 UTC</text:p>
          </table:table-cell>
        </table:table-row>
        <table:table-row table:style-name="ro1">
          <table:table-cell table:style-name="ce2" table:formula="of:=HYPERLINK(&quot;https://www.oit.va.gov/Services/TRM/ToolPage.aspx?tid=10793^&quot;;&quot;AudioREMINDER&quot;)" office:value-type="string" office:string-value="AudioREMINDER" calcext:value-type="string">
            <text:p>AudioREMINDER</text:p>
          </table:table-cell>
          <table:table-cell table:style-name="ce5" office:value-type="string" calcext:value-type="string">
            <text:p>AudioCARE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10/2024 at 21:11:28 UTC</text:p>
          </table:table-cell>
        </table:table-row>
        <table:table-row table:style-name="ro1">
          <table:table-cell table:style-name="ce2" table:formula="of:=HYPERLINK(&quot;https://www.oit.va.gov/Services/TRM/ToolPage.aspx?tid=10800^&quot;;&quot;AudioRENEWAL&quot;)" office:value-type="string" office:string-value="AudioRENEWAL" calcext:value-type="string">
            <text:p>AudioRENEWAL</text:p>
          </table:table-cell>
          <table:table-cell table:style-name="ce5" office:value-type="string" calcext:value-type="string">
            <text:p>AudioCARE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6/27/2024 at 17:09:36 UTC</text:p>
          </table:table-cell>
        </table:table-row>
        <table:table-row table:style-name="ro1">
          <table:table-cell table:style-name="ce2" table:formula="of:=HYPERLINK(&quot;https://www.oit.va.gov/Services/TRM/ToolPage.aspx?tid=10652^&quot;;&quot;AviTracks Disease Management (AviTracks-DM)&quot;)" office:value-type="string" office:string-value="AviTracks Disease Management (AviTracks-DM)" calcext:value-type="string">
            <text:p>AviTracks Disease Management (AviTracks-DM)</text:p>
          </table:table-cell>
          <table:table-cell table:style-name="ce5" office:value-type="string" calcext:value-type="string">
            <text:p>Avicenna Medical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2/14/2024 at 03:29:45 UTC</text:p>
          </table:table-cell>
        </table:table-row>
        <table:table-row table:style-name="ro1">
          <table:table-cell table:style-name="ce2" table:formula="of:=HYPERLINK(&quot;https://www.oit.va.gov/Services/TRM/ToolPage.aspx?tid=8013^&quot;;&quot;bioPoint Barcode Point of Care (BPOC)&quot;)" office:value-type="string" office:string-value="bioPoint Barcode Point of Care (BPOC)" calcext:value-type="string">
            <text:p>bioPoint Barcode Point of Care (BPOC)</text:p>
          </table:table-cell>
          <table:table-cell table:style-name="ce5" office:value-type="string" calcext:value-type="string">
            <text:p>Advarra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1/14/2022 at 02:06:18 UTC</text:p>
          </table:table-cell>
        </table:table-row>
        <table:table-row table:style-name="ro1">
          <table:table-cell table:style-name="ce2" table:formula="of:=HYPERLINK(&quot;https://www.oit.va.gov/Services/TRM/ToolPage.aspx?tid=7725^&quot;;&quot;Document Storage System (DSS) Above PAR (APAR)&quot;)" office:value-type="string" office:string-value="Document Storage System (DSS) Above PAR (APAR)" calcext:value-type="string">
            <text:p>Document Storage System (DSS) Above PAR (APAR)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6/21/2024 at 22:00:34 UTC</text:p>
          </table:table-cell>
        </table:table-row>
        <table:table-row table:style-name="ro1">
          <table:table-cell table:style-name="ce2" table:formula="of:=HYPERLINK(&quot;https://www.oit.va.gov/Services/TRM/ToolPage.aspx?tid=11265^&quot;;&quot;Document Storage System (DSS) VitalsLink&quot;)" office:value-type="string" office:string-value="Document Storage System (DSS) VitalsLink" calcext:value-type="string">
            <text:p>Document Storage System (DSS) VitalsLink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2/01/2022 at 03:44:34 UTC</text:p>
          </table:table-cell>
        </table:table-row>
        <table:table-row table:style-name="ro1">
          <table:table-cell table:style-name="ce2" table:formula="of:=HYPERLINK(&quot;https://www.oit.va.gov/Services/TRM/ToolPage.aspx?tid=8969^&quot;;&quot;Document Storage Systems (DSS) Clinical Information System (CIS)-DataBridge&quot;)" office:value-type="string" office:string-value="Document Storage Systems (DSS) Clinical Information System (CIS)-DataBridge" calcext:value-type="string">
            <text:p>Document Storage Systems (DSS) Clinical Information System (CIS)-DataBridge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2/12/2024 at 03:27:28 UTC</text:p>
          </table:table-cell>
        </table:table-row>
        <table:table-row table:style-name="ro1">
          <table:table-cell table:style-name="ce2" table:formula="of:=HYPERLINK(&quot;https://www.oit.va.gov/Services/TRM/ToolPage.aspx?tid=8602^&quot;;&quot;Document Storage Systems (DSS) Clinical Note Templates (CNT) Plus&quot;)" office:value-type="string" office:string-value="Document Storage Systems (DSS) Clinical Note Templates (CNT) Plus" calcext:value-type="string">
            <text:p>Document Storage Systems (DSS) Clinical Note Templates (CNT) Plus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5/23/2024 at 16:18:48 UTC</text:p>
          </table:table-cell>
        </table:table-row>
        <table:table-row table:style-name="ro1">
          <table:table-cell table:style-name="ce2" table:formula="of:=HYPERLINK(&quot;https://www.oit.va.gov/Services/TRM/ToolPage.aspx?tid=10967^&quot;;&quot;Document Storage Systems (DSS) Data Miner&quot;)" office:value-type="string" office:string-value="Document Storage Systems (DSS) Data Miner" calcext:value-type="string">
            <text:p>Document Storage Systems (DSS) Data Miner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0/25/2022 at 19:18:03 UTC</text:p>
          </table:table-cell>
        </table:table-row>
        <table:table-row table:style-name="ro1">
          <table:table-cell table:style-name="ce2" table:formula="of:=HYPERLINK(&quot;https://www.oit.va.gov/Services/TRM/ToolPage.aspx?tid=10968^&quot;;&quot;Document Storage Systems (DSS) ForSite2020&quot;)" office:value-type="string" office:string-value="Document Storage Systems (DSS) ForSite2020" calcext:value-type="string">
            <text:p>Document Storage Systems (DSS) ForSite2020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2/02/2023 at 18:46:41 UTC</text:p>
          </table:table-cell>
        </table:table-row>
        <table:table-row table:style-name="ro1">
          <table:table-cell table:style-name="ce2" table:formula="of:=HYPERLINK(&quot;https://www.oit.va.gov/Services/TRM/ToolPage.aspx?tid=8971^&quot;;&quot;Document Storage Systems (DSS) Insurance Capture Buffer (ICB)&quot;)" office:value-type="string" office:string-value="Document Storage Systems (DSS) Insurance Capture Buffer (ICB)" calcext:value-type="string">
            <text:p>Document Storage Systems (DSS) Insurance Capture Buffer (ICB)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0/25/2023 at 20:45:49 UTC</text:p>
          </table:table-cell>
        </table:table-row>
        <table:table-row table:style-name="ro1">
          <table:table-cell table:style-name="ce2" table:formula="of:=HYPERLINK(&quot;https://www.oit.va.gov/Services/TRM/ToolPage.aspx?tid=9450^&quot;;&quot;Document Storage Systems (DSS) Integration Framework&quot;)" office:value-type="string" office:string-value="Document Storage Systems (DSS) Integration Framework" calcext:value-type="string">
            <text:p>Document Storage Systems (DSS) Integration Framework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1/07/2024 at 19:09:16 UTC</text:p>
          </table:table-cell>
        </table:table-row>
        <table:table-row table:style-name="ro1">
          <table:table-cell table:style-name="ce2" table:formula="of:=HYPERLINK(&quot;https://www.oit.va.gov/Services/TRM/ToolPage.aspx?tid=12929^&quot;;&quot;Document Storage Systems (DSS) Prescription Drug Monitoring Program (PDMP)&quot;)" office:value-type="string" office:string-value="Document Storage Systems (DSS) Prescription Drug Monitoring Program (PDMP)" calcext:value-type="string">
            <text:p>Document Storage Systems (DSS) Prescription Drug Monitoring Program (PDMP)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2/02/2024 at 03:13:44 UTC</text:p>
          </table:table-cell>
        </table:table-row>
        <table:table-row table:style-name="ro1">
          <table:table-cell table:style-name="ce2" table:formula="of:=HYPERLINK(&quot;https://www.oit.va.gov/Services/TRM/ToolPage.aspx?tid=8972^&quot;;&quot;Document Storage Systems (DSS) Release of Information (ROI)&quot;)" office:value-type="string" office:string-value="Document Storage Systems (DSS) Release of Information (ROI)" calcext:value-type="string">
            <text:p>Document Storage Systems (DSS) Release of Information (ROI)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0/02/2024 at 21:47:30 UTC</text:p>
          </table:table-cell>
        </table:table-row>
        <table:table-row table:style-name="ro1">
          <table:table-cell table:style-name="ce2" table:formula="of:=HYPERLINK(&quot;https://www.oit.va.gov/Services/TRM/ToolPage.aspx?tid=7563^&quot;;&quot;Document Storage Systems (DSS) Rx-Framework&quot;)" office:value-type="string" office:string-value="Document Storage Systems (DSS) Rx-Framework" calcext:value-type="string">
            <text:p>Document Storage Systems (DSS) Rx-Framework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2/06/2023 at 02:43:51 UTC</text:p>
          </table:table-cell>
        </table:table-row>
        <table:table-row table:style-name="ro1">
          <table:table-cell table:style-name="ce2" table:formula="of:=HYPERLINK(&quot;https://www.oit.va.gov/Services/TRM/ToolPage.aspx?tid=13874^&quot;;&quot;Document Storage Systems (DSS) Unique Device Identification (UDI) Tracker Integration Framework&quot;)" office:value-type="string" office:string-value="Document Storage Systems (DSS) Unique Device Identification (UDI) Tracker Integration Framework" calcext:value-type="string">
            <text:p>Document Storage Systems (DSS) Unique Device Identification (UDI) Tracker Integration Framework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2/19/2024 at 15:06:48 UTC</text:p>
          </table:table-cell>
        </table:table-row>
        <table:table-row table:style-name="ro1">
          <table:table-cell table:style-name="ce2" table:formula="of:=HYPERLINK(&quot;https://www.oit.va.gov/Services/TRM/ToolPage.aspx?tid=8609^&quot;;&quot;DSS Advanced Prosthetics Acquisition Tool (APAT)&quot;)" office:value-type="string" office:string-value="DSS Advanced Prosthetics Acquisition Tool (APAT)" calcext:value-type="string">
            <text:p>DSS Advanced Prosthetics Acquisition Tool (APAT)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1/06/2024 at 02:07:38 UTC</text:p>
          </table:table-cell>
        </table:table-row>
        <table:table-row table:style-name="ro1">
          <table:table-cell table:style-name="ce2" table:formula="of:=HYPERLINK(&quot;https://www.oit.va.gov/Services/TRM/ToolPage.aspx?tid=8970^&quot;;&quot;DSS Enterprise Manager&quot;)" office:value-type="string" office:string-value="DSS Enterprise Manager" calcext:value-type="string">
            <text:p>DSS Enterprise Manager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2/19/2024 at 15:06:48 UTC</text:p>
          </table:table-cell>
        </table:table-row>
        <table:table-row table:style-name="ro1">
          <table:table-cell table:style-name="ce2" table:formula="of:=HYPERLINK(&quot;https://www.oit.va.gov/Services/TRM/ToolPage.aspx?tid=16052^&quot;;&quot;DSS Order Tracking Manager (OTM) Dermatology&quot;)" office:value-type="string" office:string-value="DSS Order Tracking Manager (OTM) Dermatology" calcext:value-type="string">
            <text:p>DSS Order Tracking Manager (OTM) Dermatology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5/29/2024 at 02:13:29 UTC</text:p>
          </table:table-cell>
        </table:table-row>
        <table:table-row table:style-name="ro1">
          <table:table-cell table:style-name="ce2" table:formula="of:=HYPERLINK(&quot;https://www.oit.va.gov/Services/TRM/ToolPage.aspx?tid=15372^&quot;;&quot;DSS Order Tracking Manager (OTM) Laboratory&quot;)" office:value-type="string" office:string-value="DSS Order Tracking Manager (OTM) Laboratory" calcext:value-type="string">
            <text:p>DSS Order Tracking Manager (OTM) Laboratory</text:p>
          </table:table-cell>
          <table:table-cell table:style-name="ce5" office:value-type="string" calcext:value-type="string">
            <text:p>DS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5/29/2024 at 02:13:29 UTC</text:p>
          </table:table-cell>
        </table:table-row>
        <table:table-row table:style-name="ro1">
          <table:table-cell table:style-name="ce2" table:formula="of:=HYPERLINK(&quot;https://www.oit.va.gov/Services/TRM/ToolPage.aspx?tid=15205^&quot;;&quot;DSS Order Tracking Manager (OTM) Oncology&quot;)" office:value-type="string" office:string-value="DSS Order Tracking Manager (OTM) Oncology" calcext:value-type="string">
            <text:p>DSS Order Tracking Manager (OTM) Oncology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5/29/2024 at 02:13:29 UTC</text:p>
          </table:table-cell>
        </table:table-row>
        <table:table-row table:style-name="ro1">
          <table:table-cell table:style-name="ce2" table:formula="of:=HYPERLINK(&quot;https://www.oit.va.gov/Services/TRM/ToolPage.aspx?tid=13735^&quot;;&quot;DSS Order Tracking Manager (OTM) Pharmacy&quot;)" office:value-type="string" office:string-value="DSS Order Tracking Manager (OTM) Pharmacy" calcext:value-type="string">
            <text:p>DSS Order Tracking Manager (OTM) Pharmacy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2/13/2023 at 14:52:01 UTC</text:p>
          </table:table-cell>
        </table:table-row>
        <table:table-row table:style-name="ro1">
          <table:table-cell table:style-name="ce2" table:formula="of:=HYPERLINK(&quot;https://www.oit.va.gov/Services/TRM/ToolPage.aspx?tid=15187^&quot;;&quot;DSS Order Tracking Manager (OTM) Radiology&quot;)" office:value-type="string" office:string-value="DSS Order Tracking Manager (OTM) Radiology" calcext:value-type="string">
            <text:p>DSS Order Tracking Manager (OTM) Radiology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5/29/2024 at 02:13:29 UTC</text:p>
          </table:table-cell>
        </table:table-row>
        <table:table-row table:style-name="ro1">
          <table:table-cell table:style-name="ce2" table:formula="of:=HYPERLINK(&quot;https://www.oit.va.gov/Services/TRM/ToolPage.aspx?tid=9233^&quot;;&quot;eVideon Interactive Patient Care Television System&quot;)" office:value-type="string" office:string-value="eVideon Interactive Patient Care Television System" calcext:value-type="string">
            <text:p>eVideon Interactive Patient Care Television System</text:p>
          </table:table-cell>
          <table:table-cell table:style-name="ce5" office:value-type="string" calcext:value-type="string">
            <text:p>Optimal Solution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4/04/2023 at 02:07:22 UTC</text:p>
          </table:table-cell>
        </table:table-row>
        <table:table-row table:style-name="ro1">
          <table:table-cell table:style-name="ce2" table:formula="of:=HYPERLINK(&quot;https://www.oit.va.gov/Services/TRM/ToolPage.aspx?tid=14162^&quot;;&quot;EZWedge&quot;)" office:value-type="string" office:string-value="EZWedge" calcext:value-type="string">
            <text:p>EZWedge</text:p>
          </table:table-cell>
          <table:table-cell table:style-name="ce5" office:value-type="string" calcext:value-type="string">
            <text:p>MSS Software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4/04/2023 at 02:07:22 UTC</text:p>
          </table:table-cell>
        </table:table-row>
        <table:table-row table:style-name="ro1">
          <table:table-cell table:style-name="ce2" table:formula="of:=HYPERLINK(&quot;https://www.oit.va.gov/Services/TRM/ToolPage.aspx?tid=14893^&quot;;&quot;InVita Unique Device Identifier Tracker (UDITracker)&quot;)" office:value-type="string" office:string-value="InVita Unique Device Identifier Tracker (UDITracker)" calcext:value-type="string">
            <text:p>InVita Unique Device Identifier Tracker (UDITracker)</text:p>
          </table:table-cell>
          <table:table-cell table:style-name="ce5" office:value-type="string" calcext:value-type="string">
            <text:p>InVita Healthcare Technologie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9/16/2022 at 19:27:19 UTC</text:p>
          </table:table-cell>
        </table:table-row>
        <table:table-row table:style-name="ro1">
          <table:table-cell table:style-name="ce2" table:formula="of:=HYPERLINK(&quot;https://www.oit.va.gov/Services/TRM/ToolPage.aspx?tid=15474^&quot;;&quot;LabWriter&quot;)" office:value-type="string" office:string-value="LabWriter" calcext:value-type="string">
            <text:p>LabWriter</text:p>
          </table:table-cell>
          <table:table-cell table:style-name="ce5" office:value-type="string" calcext:value-type="string">
            <text:p>Epredia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0/26/2023 at 19:18:29 UTC</text:p>
          </table:table-cell>
        </table:table-row>
        <table:table-row table:style-name="ro1">
          <table:table-cell table:style-name="ce2" table:formula="of:=HYPERLINK(&quot;https://www.oit.va.gov/Services/TRM/ToolPage.aspx?tid=6031^&quot;;&quot;LOGICARE&quot;)" office:value-type="string" office:string-value="LOGICARE" calcext:value-type="string">
            <text:p>LOGICARE</text:p>
          </table:table-cell>
          <table:table-cell table:style-name="ce5" office:value-type="string" calcext:value-type="string">
            <text:p>Krame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2/06/2022 at 02:46:56 UTC</text:p>
          </table:table-cell>
        </table:table-row>
        <table:table-row table:style-name="ro1">
          <table:table-cell table:style-name="ce2" table:formula="of:=HYPERLINK(&quot;https://www.oit.va.gov/Services/TRM/ToolPage.aspx?tid=7242^&quot;;&quot;Medical Domain Web Services (MDWS)&quot;)" office:value-type="string" office:string-value="Medical Domain Web Services (MDWS)" calcext:value-type="string">
            <text:p>Medical Domain Web Services (MDWS)</text:p>
          </table:table-cell>
          <table:table-cell table:style-name="ce5" office:value-type="string" calcext:value-type="string">
            <text:p>VA OIT Product Development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1/28/2018 at 07:50:08 UTC</text:p>
          </table:table-cell>
        </table:table-row>
        <table:table-row table:style-name="ro1">
          <table:table-cell table:style-name="ce2" table:formula="of:=HYPERLINK(&quot;https://www.oit.va.gov/Services/TRM/ToolPage.aspx?tid=15416^&quot;;&quot;Medicor Imaging Picture Archiving and Communication System (MiPACS) Storage Server&quot;)" office:value-type="string" office:string-value="Medicor Imaging Picture Archiving and Communication System (MiPACS) Storage Server" calcext:value-type="string">
            <text:p>Medicor Imaging Picture Archiving and Communication System (MiPACS) Storage Server</text:p>
          </table:table-cell>
          <table:table-cell table:style-name="ce5" office:value-type="string" calcext:value-type="string">
            <text:p>Medicor Imaging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8/28/2024 at 17:43:16 UTC</text:p>
          </table:table-cell>
        </table:table-row>
        <table:table-row table:style-name="ro1">
          <table:table-cell table:style-name="ce2" table:formula="of:=HYPERLINK(&quot;https://www.oit.va.gov/Services/TRM/ToolPage.aspx?tid=15417^&quot;;&quot;Medicor Imaging Picture Archiving and Communication System (MiPACS) Utility Suite&quot;)" office:value-type="string" office:string-value="Medicor Imaging Picture Archiving and Communication System (MiPACS) Utility Suite" calcext:value-type="string">
            <text:p>Medicor Imaging Picture Archiving and Communication System (MiPACS) Utility Suite</text:p>
          </table:table-cell>
          <table:table-cell table:style-name="ce5" office:value-type="string" calcext:value-type="string">
            <text:p>Medicor Imaging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4/05/2023 at 00:57:24 UTC</text:p>
          </table:table-cell>
        </table:table-row>
        <table:table-row table:style-name="ro1">
          <table:table-cell table:style-name="ce2" table:formula="of:=HYPERLINK(&quot;https://www.oit.va.gov/Services/TRM/ToolPage.aspx?tid=5653^&quot;;&quot;Microsoft .NET Compact Framework&quot;)" office:value-type="string" office:string-value="Microsoft .NET Compact Framework" calcext:value-type="string">
            <text:p>Microsoft .NET Compact Framework</text:p>
          </table:table-cell>
          <table:table-cell table:style-name="ce5" office:value-type="string" calcext:value-type="string">
            <text:p>Microsoft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4/11/2023 at 02:19:05 UTC</text:p>
          </table:table-cell>
        </table:table-row>
        <table:table-row table:style-name="ro1">
          <table:table-cell table:style-name="ce2" table:formula="of:=HYPERLINK(&quot;https://www.oit.va.gov/Services/TRM/ToolPage.aspx?tid=15154^&quot;;&quot;PraediTrial&quot;)" office:value-type="string" office:string-value="PraediTrial" calcext:value-type="string">
            <text:p>PraediTrial</text:p>
          </table:table-cell>
          <table:table-cell table:style-name="ce5" office:value-type="string" calcext:value-type="string">
            <text:p>BitScopic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7/16/2024 at 18:26:17 UTC</text:p>
          </table:table-cell>
        </table:table-row>
        <table:table-row table:style-name="ro1">
          <table:table-cell table:style-name="ce2" table:formula="of:=HYPERLINK(&quot;https://www.oit.va.gov/Services/TRM/ToolPage.aspx?tid=8071^&quot;;&quot;Project Re-Engineered Discharge (RED)&quot;)" office:value-type="string" office:string-value="Project Re-Engineered Discharge (RED)" calcext:value-type="string">
            <text:p>Project Re-Engineered Discharge (RED)</text:p>
          </table:table-cell>
          <table:table-cell table:style-name="ce5" office:value-type="string" calcext:value-type="string">
            <text:p>Agency for Healthcare Research and Quality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0/14/2024 at 01:23:23 UTC</text:p>
          </table:table-cell>
        </table:table-row>
        <table:table-row table:style-name="ro1">
          <table:table-cell table:style-name="ce2" table:formula="of:=HYPERLINK(&quot;https://www.oit.va.gov/Services/TRM/ToolPage.aspx?tid=10082^&quot;;&quot;Unique Device Identification (UDI) Tracker&quot;)" office:value-type="string" office:string-value="Unique Device Identification (UDI) Tracker" calcext:value-type="string">
            <text:p>Unique Device Identification (UDI) Tracker</text:p>
          </table:table-cell>
          <table:table-cell table:style-name="ce5" office:value-type="string" calcext:value-type="string">
            <text:p>InVita Healthcare Technologie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20/2023 at 19:57:13 UTC</text:p>
          </table:table-cell>
        </table:table-row>
        <table:table-row table:style-name="ro1">
          <table:table-cell table:style-name="ce2" table:formula="of:=HYPERLINK(&quot;https://www.oit.va.gov/Services/TRM/VAStandardPage.aspx?tid=13133^&quot;;&quot;VA Cache Programming Standard&quot;)" office:value-type="string" office:string-value="VA Cache Programming Standard" calcext:value-type="string">
            <text:p>VA Cache Programming Standard</text:p>
          </table:table-cell>
          <table:table-cell table:style-name="ce5" office:value-type="string" calcext:value-type="string">
            <text:p>N/A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3/20/2024 at 02:23:25 UTC</text:p>
          </table:table-cell>
        </table:table-row>
        <table:table-row table:style-name="ro1">
          <table:table-cell table:style-name="ce2" table:formula="of:=HYPERLINK(&quot;https://www.oit.va.gov/Services/TRM/ToolPage.aspx?tid=8468^&quot;;&quot;Veterans Health Gateway (VHG)&quot;)" office:value-type="string" office:string-value="Veterans Health Gateway (VHG)" calcext:value-type="string">
            <text:p>Veterans Health Gateway (VHG)</text:p>
          </table:table-cell>
          <table:table-cell table:style-name="ce5" office:value-type="string" calcext:value-type="string">
            <text:p>DSHI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8/26/2019 at 15:04:19 UTC</text:p>
          </table:table-cell>
        </table:table-row>
        <table:table-row table:style-name="ro1">
          <table:table-cell table:style-name="ce2" table:formula="of:=HYPERLINK(&quot;https://www.oit.va.gov/Services/TRM/ToolPage.aspx?tid=7934^&quot;;&quot;Xper Information Management&quot;)" office:value-type="string" office:string-value="Xper Information Management" calcext:value-type="string">
            <text:p>Xper Information Management</text:p>
          </table:table-cell>
          <table:table-cell table:style-name="ce5" office:value-type="string" calcext:value-type="string">
            <text:p>Philip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0/28/2023 at 03:30:55 UTC</text:p>
          </table:table-cell>
        </table:table-row>
        <table:table-row table:style-name="ro1">
          <table:table-cell table:style-name="ce2" table:formula="of:=HYPERLINK(&quot;https://www.oit.va.gov/Services/TRM/ToolPage.aspx?tid=9707^&quot;;&quot;Document Storage Systems (DSS) Iconic Data Patient Case Manager (PCM) High Reliability Organization (HRO) Platform&quot;)" office:value-type="string" office:string-value="Document Storage Systems (DSS) Iconic Data Patient Case Manager (PCM) High Reliability Organization (HRO) Platform" calcext:value-type="string">
            <text:p>Document Storage Systems (DSS) Iconic Data Patient Case Manager (PCM) High Reliability Organization (HRO) Platform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11/2024 at 16:12:22 UTC</text:p>
          </table:table-cell>
        </table:table-row>
        <table:table-row table:style-name="ro1">
          <table:table-cell table:style-name="ce2" table:formula="of:=HYPERLINK(&quot;https://www.oit.va.gov/Services/TRM/ToolPage.aspx?tid=8317^&quot;;&quot;Document Storage Systems (DSS) LiveData PeriOp Manager&quot;)" office:value-type="string" office:string-value="Document Storage Systems (DSS) LiveData PeriOp Manager" calcext:value-type="string">
            <text:p>Document Storage Systems (DSS) LiveData PeriOp Manager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6/03/2024 at 16:54:59 UTC</text:p>
          </table:table-cell>
        </table:table-row>
        <table:table-row table:style-name="ro1">
          <table:table-cell table:style-name="ce2" table:formula="of:=HYPERLINK(&quot;https://www.oit.va.gov/Services/TRM/ToolPage.aspx?tid=9708^&quot;;&quot;BodiTrak Pro&quot;)" office:value-type="string" office:string-value="BodiTrak Pro" calcext:value-type="string">
            <text:p>BodiTrak Pro</text:p>
          </table:table-cell>
          <table:table-cell table:style-name="ce5" office:value-type="string" calcext:value-type="string">
            <text:p>Vista Medical LTD.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5/09/2024 at 19:08:25 UTC</text:p>
          </table:table-cell>
        </table:table-row>
        <table:table-row table:style-name="ro1">
          <table:table-cell table:style-name="ce2" table:formula="of:=HYPERLINK(&quot;https://www.oit.va.gov/Services/TRM/ToolPage.aspx?tid=16177^&quot;;&quot;Accounts Receivable Management System Provider Reimbursement Optimization (ARMS PRO)&quot;)" office:value-type="string" office:string-value="Accounts Receivable Management System Provider Reimbursement Optimization (ARMS PRO)" calcext:value-type="string">
            <text:p>Accounts Receivable Management System Provider Reimbursement Optimization (ARMS PRO)</text:p>
          </table:table-cell>
          <table:table-cell table:style-name="ce5" office:value-type="string" calcext:value-type="string">
            <text:p>3D4Medical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2/02/2022 at 02:34:08 UTC</text:p>
          </table:table-cell>
        </table:table-row>
        <table:table-row table:style-name="ro1">
          <table:table-cell table:style-name="ce2" table:formula="of:=HYPERLINK(&quot;https://www.oit.va.gov/Services/TRM/ToolPage.aspx?tid=5865^&quot;;&quot;Accu-Care&quot;)" office:value-type="string" office:string-value="Accu-Care" calcext:value-type="string">
            <text:p>Accu-Care</text:p>
          </table:table-cell>
          <table:table-cell table:style-name="ce5" office:value-type="string" calcext:value-type="string">
            <text:p>AccuMed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2/20/2020 at 08:28:10 UTC</text:p>
          </table:table-cell>
        </table:table-row>
        <table:table-row table:style-name="ro1">
          <table:table-cell table:style-name="ce2" table:formula="of:=HYPERLINK(&quot;https://www.oit.va.gov/Services/TRM/ToolPage.aspx?tid=10811^&quot;;&quot;AudioCONTACT&quot;)" office:value-type="string" office:string-value="AudioCONTACT" calcext:value-type="string">
            <text:p>AudioCONTACT</text:p>
          </table:table-cell>
          <table:table-cell table:style-name="ce5" office:value-type="string" calcext:value-type="string">
            <text:p>AudioCARE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10/2024 at 21:11:27 UTC</text:p>
          </table:table-cell>
        </table:table-row>
        <table:table-row table:style-name="ro1">
          <table:table-cell table:style-name="ce2" table:formula="of:=HYPERLINK(&quot;https://www.oit.va.gov/Services/TRM/ToolPage.aspx?tid=10803^&quot;;&quot;AudioNOTES&quot;)" office:value-type="string" office:string-value="AudioNOTES" calcext:value-type="string">
            <text:p>AudioNOTES</text:p>
          </table:table-cell>
          <table:table-cell table:style-name="ce5" office:value-type="string" calcext:value-type="string">
            <text:p>AudioCARE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10/2024 at 21:11:26 UTC</text:p>
          </table:table-cell>
        </table:table-row>
        <table:table-row table:style-name="ro1">
          <table:table-cell table:style-name="ce2" table:formula="of:=HYPERLINK(&quot;https://www.oit.va.gov/Services/TRM/ToolPage.aspx?tid=10805^&quot;;&quot;AudioRxInfo&quot;)" office:value-type="string" office:string-value="AudioRxInfo" calcext:value-type="string">
            <text:p>AudioRxInfo</text:p>
          </table:table-cell>
          <table:table-cell table:style-name="ce5" office:value-type="string" calcext:value-type="string">
            <text:p>AudioCARE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10/2024 at 21:11:22 UTC</text:p>
          </table:table-cell>
        </table:table-row>
        <table:table-row table:style-name="ro1">
          <table:table-cell table:style-name="ce2" table:formula="of:=HYPERLINK(&quot;https://www.oit.va.gov/Services/TRM/ToolPage.aspx?tid=11772^&quot;;&quot;AudioRxReady&quot;)" office:value-type="string" office:string-value="AudioRxReady" calcext:value-type="string">
            <text:p>AudioRxReady</text:p>
          </table:table-cell>
          <table:table-cell table:style-name="ce5" office:value-type="string" calcext:value-type="string">
            <text:p>AudioCARE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10/2024 at 21:11:22 UTC</text:p>
          </table:table-cell>
        </table:table-row>
        <table:table-row table:style-name="ro1">
          <table:table-cell table:style-name="ce2" table:formula="of:=HYPERLINK(&quot;https://www.oit.va.gov/Services/TRM/ToolPage.aspx?tid=10810^&quot;;&quot;AudioVERIFY&quot;)" office:value-type="string" office:string-value="AudioVERIFY" calcext:value-type="string">
            <text:p>AudioVERIFY</text:p>
          </table:table-cell>
          <table:table-cell table:style-name="ce5" office:value-type="string" calcext:value-type="string">
            <text:p>AudioCARE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10/2024 at 21:11:27 UTC</text:p>
          </table:table-cell>
        </table:table-row>
        <table:table-row table:style-name="ro1">
          <table:table-cell table:style-name="ce2" table:formula="of:=HYPERLINK(&quot;https://www.oit.va.gov/Services/TRM/ToolPage.aspx?tid=12850^&quot;;&quot;Automated Method for Testing Auditory Sensitivity (AMTAS) Pro&quot;)" office:value-type="string" office:string-value="Automated Method for Testing Auditory Sensitivity (AMTAS) Pro" calcext:value-type="string">
            <text:p>Automated Method for Testing Auditory Sensitivity (AMTAS) Pro</text:p>
          </table:table-cell>
          <table:table-cell table:style-name="ce5" office:value-type="string" calcext:value-type="string">
            <text:p>Grason-Stadler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02/2025 at 15:43:47 UTC</text:p>
          </table:table-cell>
        </table:table-row>
        <table:table-row table:style-name="ro1">
          <table:table-cell table:style-name="ce2" table:formula="of:=HYPERLINK(&quot;https://www.oit.va.gov/Services/TRM/ToolPage.aspx?tid=8165^&quot;;&quot;Behavioral Health Laboratory (BHL)&quot;)" office:value-type="string" office:string-value="Behavioral Health Laboratory (BHL)" calcext:value-type="string">
            <text:p>Behavioral Health Laboratory (BHL)</text:p>
          </table:table-cell>
          <table:table-cell table:style-name="ce5" office:value-type="string" calcext:value-type="string">
            <text:p>Capital Solution Design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1/15/2022 at 13:31:31 UTC</text:p>
          </table:table-cell>
        </table:table-row>
        <table:table-row table:style-name="ro1">
          <table:table-cell table:style-name="ce2" table:formula="of:=HYPERLINK(&quot;https://www.oit.va.gov/Services/TRM/ToolPage.aspx?tid=10981^&quot;;&quot;Biopoint Treatment Scheduler&quot;)" office:value-type="string" office:string-value="Biopoint Treatment Scheduler" calcext:value-type="string">
            <text:p>Biopoint Treatment Scheduler</text:p>
          </table:table-cell>
          <table:table-cell table:style-name="ce5" office:value-type="string" calcext:value-type="string">
            <text:p>Bio-Optronic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5/29/2020 at 11:23:24 UTC</text:p>
          </table:table-cell>
        </table:table-row>
        <table:table-row table:style-name="ro1">
          <table:table-cell table:style-name="ce2" table:formula="of:=HYPERLINK(&quot;https://www.oit.va.gov/Services/TRM/ToolPage.aspx?tid=8254^&quot;;&quot;CareWare&quot;)" office:value-type="string" office:string-value="CareWare" calcext:value-type="string">
            <text:p>CareWare</text:p>
          </table:table-cell>
          <table:table-cell table:style-name="ce5" office:value-type="string" calcext:value-type="string">
            <text:p>CareSystems, Inc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8/12/2024 at 15:25:19 UTC</text:p>
          </table:table-cell>
        </table:table-row>
        <table:table-row table:style-name="ro1">
          <table:table-cell table:style-name="ce2" table:formula="of:=HYPERLINK(&quot;https://www.oit.va.gov/Services/TRM/ToolPage.aspx?tid=9502^&quot;;&quot;Catamaran Platform&quot;)" office:value-type="string" office:string-value="Catamaran Platform" calcext:value-type="string">
            <text:p>Catamaran Platform</text:p>
          </table:table-cell>
          <table:table-cell table:style-name="ce5" office:value-type="string" calcext:value-type="string">
            <text:p>Shipcom Wireless, Inc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2/05/2022 at 17:52:44 UTC</text:p>
          </table:table-cell>
        </table:table-row>
        <table:table-row table:style-name="ro1">
          <table:table-cell table:style-name="ce2" table:formula="of:=HYPERLINK(&quot;https://www.oit.va.gov/Services/TRM/ToolPage.aspx?tid=7954^&quot;;&quot;Catamaran Point of Use (POU) Inventory System&quot;)" office:value-type="string" office:string-value="Catamaran Point of Use (POU) Inventory System" calcext:value-type="string">
            <text:p>Catamaran Point of Use (POU) Inventory System</text:p>
          </table:table-cell>
          <table:table-cell table:style-name="ce5" office:value-type="string" calcext:value-type="string">
            <text:p>Shipcom Wireless, Inc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11/2023 at 18:22:30 UTC</text:p>
          </table:table-cell>
        </table:table-row>
        <table:table-row table:style-name="ro1">
          <table:table-cell table:style-name="ce2" table:formula="of:=HYPERLINK(&quot;https://www.oit.va.gov/Services/TRM/ToolPage.aspx?tid=10888^&quot;;&quot;Centricity Cardio Workflow (CCW)&quot;)" office:value-type="string" office:string-value="Centricity Cardio Workflow (CCW)" calcext:value-type="string">
            <text:p>Centricity Cardio Workflow (CCW)</text:p>
          </table:table-cell>
          <table:table-cell table:style-name="ce5" office:value-type="string" calcext:value-type="string">
            <text:p>GE Healthcare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4/04/2023 at 02:07:15 UTC</text:p>
          </table:table-cell>
        </table:table-row>
        <table:table-row table:style-name="ro1">
          <table:table-cell table:style-name="ce2" table:formula="of:=HYPERLINK(&quot;https://www.oit.va.gov/Services/TRM/ToolPage.aspx?tid=10887^&quot;;&quot;Centricity Universal Viewer (CUV)&quot;)" office:value-type="string" office:string-value="Centricity Universal Viewer (CUV)" calcext:value-type="string">
            <text:p>Centricity Universal Viewer (CUV)</text:p>
          </table:table-cell>
          <table:table-cell table:style-name="ce5" office:value-type="string" calcext:value-type="string">
            <text:p>GE Healthcare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9/12/2024 at 16:58:22 UTC</text:p>
          </table:table-cell>
        </table:table-row>
        <table:table-row table:style-name="ro1">
          <table:table-cell table:style-name="ce2" table:formula="of:=HYPERLINK(&quot;https://www.oit.va.gov/Services/TRM/ToolPage.aspx?tid=13574^&quot;;&quot;Cirrhosis Order Set and Clinical Decision Support (CirrODS)&quot;)" office:value-type="string" office:string-value="Cirrhosis Order Set and Clinical Decision Support (CirrODS)" calcext:value-type="string">
            <text:p>Cirrhosis Order Set and Clinical Decision Support (CirrODS)</text:p>
          </table:table-cell>
          <table:table-cell table:style-name="ce5" office:value-type="string" calcext:value-type="string">
            <text:p>Health Services Research and Development Service (HSR&amp;D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9/27/2024 at 16:28:42 UTC</text:p>
          </table:table-cell>
        </table:table-row>
        <table:table-row table:style-name="ro1">
          <table:table-cell table:style-name="ce2" table:formula="of:=HYPERLINK(&quot;https://www.oit.va.gov/Services/TRM/ToolPage.aspx?tid=9432^&quot;;&quot;Clinical Outcomes Reporting Informatics (CORI2)&quot;)" office:value-type="string" office:string-value="Clinical Outcomes Reporting Informatics (CORI2)" calcext:value-type="string">
            <text:p>Clinical Outcomes Reporting Informatics (CORI2)</text:p>
          </table:table-cell>
          <table:table-cell table:style-name="ce5" office:value-type="string" calcext:value-type="string">
            <text:p>Clinical Outcomes Reporting Informatic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0/25/2022 at 19:18:02 UTC</text:p>
          </table:table-cell>
        </table:table-row>
        <table:table-row table:style-name="ro1">
          <table:table-cell table:style-name="ce2" table:formula="of:=HYPERLINK(&quot;https://www.oit.va.gov/Services/TRM/ToolPage.aspx?tid=7764^&quot;;&quot;CliniComp&quot;)" office:value-type="string" office:string-value="CliniComp" calcext:value-type="string">
            <text:p>CliniComp</text:p>
          </table:table-cell>
          <table:table-cell table:style-name="ce5" office:value-type="string" calcext:value-type="string">
            <text:p>CliniComp International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9/26/2024 at 17:51:15 UTC</text:p>
          </table:table-cell>
        </table:table-row>
        <table:table-row table:style-name="ro1">
          <table:table-cell table:style-name="ce2" table:formula="of:=HYPERLINK(&quot;https://www.oit.va.gov/Services/TRM/ToolPage.aspx?tid=14056^&quot;;&quot;Cobas Infinity Laboratory Solution&quot;)" office:value-type="string" office:string-value="Cobas Infinity Laboratory Solution" calcext:value-type="string">
            <text:p>Cobas Infinity Laboratory Solution</text:p>
          </table:table-cell>
          <table:table-cell table:style-name="ce5" office:value-type="string" calcext:value-type="string">
            <text:p>Roche Diagnostic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0/25/2022 at 19:18:03 UTC</text:p>
          </table:table-cell>
        </table:table-row>
        <table:table-row table:style-name="ro1">
          <table:table-cell table:style-name="ce2" table:formula="of:=HYPERLINK(&quot;https://www.oit.va.gov/Services/TRM/ToolPage.aspx?tid=11044^&quot;;&quot;Connexion&quot;)" office:value-type="string" office:string-value="Connexion" calcext:value-type="string">
            <text:p>Connexion</text:p>
          </table:table-cell>
          <table:table-cell table:style-name="ce5" office:value-type="string" calcext:value-type="string">
            <text:p>3M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5/03/2023 at 03:31:36 UTC</text:p>
          </table:table-cell>
        </table:table-row>
        <table:table-row table:style-name="ro1">
          <table:table-cell table:style-name="ce2" table:formula="of:=HYPERLINK(&quot;https://www.oit.va.gov/Services/TRM/ToolPage.aspx?tid=13751^&quot;;&quot;Data Extractor and Decision Support System (DSS) Enabled Reporting System (DexDERS)&quot;)" office:value-type="string" office:string-value="Data Extractor and Decision Support System (DSS) Enabled Reporting System (DexDERS)" calcext:value-type="string">
            <text:p>Data Extractor and Decision Support System (DSS) Enabled Reporting System (DexDERS)</text:p>
          </table:table-cell>
          <table:table-cell table:style-name="ce5" office:value-type="string" calcext:value-type="string">
            <text:p>Health Services Research and Development Service (HSR&amp;D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9/14/2022 at 19:24:11 UTC</text:p>
          </table:table-cell>
        </table:table-row>
        <table:table-row table:style-name="ro1">
          <table:table-cell table:style-name="ce2" table:formula="of:=HYPERLINK(&quot;https://www.oit.va.gov/Services/TRM/ToolPage.aspx?tid=8159^&quot;;&quot;Day-of-Care&quot;)" office:value-type="string" office:string-value="Day-of-Care" calcext:value-type="string">
            <text:p>Day-of-Care</text:p>
          </table:table-cell>
          <table:table-cell table:style-name="ce5" office:value-type="string" calcext:value-type="string">
            <text:p>Advarra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7/19/2024 at 16:34:04 UTC</text:p>
          </table:table-cell>
        </table:table-row>
        <table:table-row table:style-name="ro1">
          <table:table-cell table:style-name="ce2" table:formula="of:=HYPERLINK(&quot;https://www.oit.va.gov/Services/TRM/ToolPage.aspx?tid=7156^&quot;;&quot;Delis Kaplan Executive Function System (D-KEFS)&quot;)" office:value-type="string" office:string-value="Delis Kaplan Executive Function System (D-KEFS)" calcext:value-type="string">
            <text:p>Delis Kaplan Executive Function System (D-KEFS)</text:p>
          </table:table-cell>
          <table:table-cell table:style-name="ce5" office:value-type="string" calcext:value-type="string">
            <text:p>Pearson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9/12/2024 at 16:58:28 UTC</text:p>
          </table:table-cell>
        </table:table-row>
        <table:table-row table:style-name="ro1">
          <table:table-cell table:style-name="ce2" table:formula="of:=HYPERLINK(&quot;https://www.oit.va.gov/Services/TRM/ToolPage.aspx?tid=14079^&quot;;&quot;Document Storage System (DSS) Consult Tracking Manager Plus (CTM+)&quot;)" office:value-type="string" office:string-value="Document Storage System (DSS) Consult Tracking Manager Plus (CTM+)" calcext:value-type="string">
            <text:p>Document Storage System (DSS) Consult Tracking Manager Plus (CTM+)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1/07/2023 at 17:12:43 UTC</text:p>
          </table:table-cell>
        </table:table-row>
        <table:table-row table:style-name="ro1">
          <table:table-cell table:style-name="ce2" table:formula="of:=HYPERLINK(&quot;https://www.oit.va.gov/Services/TRM/ToolPage.aspx?tid=15783^&quot;;&quot;Document Storage System (DSS) Infusion Therapy Manager (ITM)&quot;)" office:value-type="string" office:string-value="Document Storage System (DSS) Infusion Therapy Manager (ITM)" calcext:value-type="string">
            <text:p>Document Storage System (DSS) Infusion Therapy Manager (ITM)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0/25/2024 at 15:13:47 UTC</text:p>
          </table:table-cell>
        </table:table-row>
        <table:table-row table:style-name="ro1">
          <table:table-cell table:style-name="ce2" table:formula="of:=HYPERLINK(&quot;https://www.oit.va.gov/Services/TRM/ToolPage.aspx?tid=9147^&quot;;&quot;Document Storage Systems (DSS) Caribou Community Living Care (CLC) Suite&quot;)" office:value-type="string" office:string-value="Document Storage Systems (DSS) Caribou Community Living Care (CLC) Suite" calcext:value-type="string">
            <text:p>Document Storage Systems (DSS) Caribou Community Living Care (CLC) Suite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2/12/2023 at 16:53:39 UTC</text:p>
          </table:table-cell>
        </table:table-row>
        <table:table-row table:style-name="ro1">
          <table:table-cell table:style-name="ce2" table:formula="of:=HYPERLINK(&quot;https://www.oit.va.gov/Services/TRM/ToolPage.aspx?tid=10654^&quot;;&quot;Document Storage Systems (DSS) Comprehensive Care Coordination (C3)&quot;)" office:value-type="string" office:string-value="Document Storage Systems (DSS) Comprehensive Care Coordination (C3)" calcext:value-type="string">
            <text:p>Document Storage Systems (DSS) Comprehensive Care Coordination (C3)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5/29/2024 at 02:13:29 UTC</text:p>
          </table:table-cell>
        </table:table-row>
        <table:table-row table:style-name="ro1">
          <table:table-cell table:style-name="ce2" table:formula="of:=HYPERLINK(&quot;https://www.oit.va.gov/Services/TRM/ToolPage.aspx?tid=9591^&quot;;&quot;Document Storage Systems (DSS) CyberREN&quot;)" office:value-type="string" office:string-value="Document Storage Systems (DSS) CyberREN" calcext:value-type="string">
            <text:p>Document Storage Systems (DSS) CyberREN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5/23/2024 at 16:18:51 UTC</text:p>
          </table:table-cell>
        </table:table-row>
        <table:table-row table:style-name="ro1">
          <table:table-cell table:style-name="ce2" table:formula="of:=HYPERLINK(&quot;https://www.oit.va.gov/Services/TRM/ToolPage.aspx?tid=7722^&quot;;&quot;Document Storage Systems (DSS) DocManager&quot;)" office:value-type="string" office:string-value="Document Storage Systems (DSS) DocManager" calcext:value-type="string">
            <text:p>Document Storage Systems (DSS) DocManager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1/08/2024 at 02:03:34 UTC</text:p>
          </table:table-cell>
        </table:table-row>
        <table:table-row table:style-name="ro1">
          <table:table-cell table:style-name="ce2" table:formula="of:=HYPERLINK(&quot;https://www.oit.va.gov/Services/TRM/ToolPage.aspx?tid=12996^&quot;;&quot;Document Storage Systems (DSS) Face2Face Manager&quot;)" office:value-type="string" office:string-value="Document Storage Systems (DSS) Face2Face Manager" calcext:value-type="string">
            <text:p>Document Storage Systems (DSS) Face2Face Manager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9/28/2022 at 01:40:47 UTC</text:p>
          </table:table-cell>
        </table:table-row>
        <table:table-row table:style-name="ro1">
          <table:table-cell table:style-name="ce2" table:formula="of:=HYPERLINK(&quot;https://www.oit.va.gov/Services/TRM/ToolPage.aspx?tid=9778^&quot;;&quot;DSS Consult Tracking Manager (CTM)&quot;)" office:value-type="string" office:string-value="DSS Consult Tracking Manager (CTM)" calcext:value-type="string">
            <text:p>DSS Consult Tracking Manager (CTM)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0/03/2023 at 02:09:32 UTC</text:p>
          </table:table-cell>
        </table:table-row>
        <table:table-row table:style-name="ro1">
          <table:table-cell table:style-name="ce2" table:formula="of:=HYPERLINK(&quot;https://www.oit.va.gov/Services/TRM/ToolPage.aspx?tid=11656^&quot;;&quot;DSS Radiation Oncology&quot;)" office:value-type="string" office:string-value="DSS Radiation Oncology" calcext:value-type="string">
            <text:p>DSS Radiation Oncology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9/16/2022 at 19:27:23 UTC</text:p>
          </table:table-cell>
        </table:table-row>
        <table:table-row table:style-name="ro1">
          <table:table-cell table:style-name="ce2" table:formula="of:=HYPERLINK(&quot;https://www.oit.va.gov/Services/TRM/ToolPage.aspx?tid=13000^&quot;;&quot;DSS RadWise&quot;)" office:value-type="string" office:string-value="DSS RadWise" calcext:value-type="string">
            <text:p>DSS RadWise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17/2023 at 17:42:14 UTC</text:p>
          </table:table-cell>
        </table:table-row>
        <table:table-row table:style-name="ro1">
          <table:table-cell table:style-name="ce2" table:formula="of:=HYPERLINK(&quot;https://www.oit.va.gov/Services/TRM/ToolPage.aspx?tid=11039^&quot;;&quot;Eagle6&quot;)" office:value-type="string" office:string-value="Eagle6" calcext:value-type="string">
            <text:p>Eagle6</text:p>
          </table:table-cell>
          <table:table-cell table:style-name="ce5" office:value-type="string" calcext:value-type="string">
            <text:p>Eagle6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8/10/2023 at 00:54:49 UTC</text:p>
          </table:table-cell>
        </table:table-row>
        <table:table-row table:style-name="ro1">
          <table:table-cell table:style-name="ce2" table:formula="of:=HYPERLINK(&quot;https://www.oit.va.gov/Services/TRM/ToolPage.aspx?tid=10797^&quot;;&quot;E-CANCEL&quot;)" office:value-type="string" office:string-value="E-CANCEL" calcext:value-type="string">
            <text:p>E-CANCEL</text:p>
          </table:table-cell>
          <table:table-cell table:style-name="ce5" office:value-type="string" calcext:value-type="string">
            <text:p>AudioCARE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3/14/2024 at 15:08:58 UTC</text:p>
          </table:table-cell>
        </table:table-row>
        <table:table-row table:style-name="ro1">
          <table:table-cell table:style-name="ce2" table:formula="of:=HYPERLINK(&quot;https://www.oit.va.gov/Services/TRM/ToolPage.aspx?tid=8079^&quot;;&quot;ED PulseCheck&quot;)" office:value-type="string" office:string-value="ED PulseCheck" calcext:value-type="string">
            <text:p>ED PulseCheck</text:p>
          </table:table-cell>
          <table:table-cell table:style-name="ce5" office:value-type="string" calcext:value-type="string">
            <text:p>Harris Computer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4/20/2020 at 22:42:32 UTC</text:p>
          </table:table-cell>
        </table:table-row>
        <table:table-row table:style-name="ro1">
          <table:table-cell table:style-name="ce2" table:formula="of:=HYPERLINK(&quot;https://www.oit.va.gov/Services/TRM/ToolPage.aspx?tid=7046^&quot;;&quot;Enterprise Web Developer (EWD).js&quot;)" office:value-type="string" office:string-value="Enterprise Web Developer (EWD).js" calcext:value-type="string">
            <text:p>Enterprise Web Developer (EWD).js</text:p>
          </table:table-cell>
          <table:table-cell table:style-name="ce5" office:value-type="string" calcext:value-type="string">
            <text:p>M/Gateway Developments Ltd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2/03/2020 at 22:38:30 UTC</text:p>
          </table:table-cell>
        </table:table-row>
        <table:table-row table:style-name="ro1">
          <table:table-cell table:style-name="ce2" table:formula="of:=HYPERLINK(&quot;https://www.oit.va.gov/Services/TRM/ToolPage.aspx?tid=10796^&quot;;&quot;E-REMINDER&quot;)" office:value-type="string" office:string-value="E-REMINDER" calcext:value-type="string">
            <text:p>E-REMINDER</text:p>
          </table:table-cell>
          <table:table-cell table:style-name="ce5" office:value-type="string" calcext:value-type="string">
            <text:p>AudioCARE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6/25/2024 at 15:28:01 UTC</text:p>
          </table:table-cell>
        </table:table-row>
        <table:table-row table:style-name="ro1">
          <table:table-cell table:style-name="ce2" table:formula="of:=HYPERLINK(&quot;https://www.oit.va.gov/Services/TRM/ToolPage.aspx?tid=6865^&quot;;&quot;Evaluation Protocol (EP) Evaluator&quot;)" office:value-type="string" office:string-value="Evaluation Protocol (EP) Evaluator" calcext:value-type="string">
            <text:p>Evaluation Protocol (EP) Evaluator</text:p>
          </table:table-cell>
          <table:table-cell table:style-name="ce5" office:value-type="string" calcext:value-type="string">
            <text:p>Data Innovations, LLC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2/20/2024 at 21:29:09 UTC</text:p>
          </table:table-cell>
        </table:table-row>
        <table:table-row table:style-name="ro1">
          <table:table-cell table:style-name="ce2" table:formula="of:=HYPERLINK(&quot;https://www.oit.va.gov/Services/TRM/ToolPage.aspx?tid=8087^&quot;;&quot;Eventlog to Syslog Service for Windows (EVT2SYS)&quot;)" office:value-type="string" office:string-value="Eventlog to Syslog Service for Windows (EVT2SYS)" calcext:value-type="string">
            <text:p>Eventlog to Syslog Service for Windows (EVT2SYS)</text:p>
          </table:table-cell>
          <table:table-cell table:style-name="ce5" office:value-type="string" calcext:value-type="string">
            <text:p>EVT2SYS Open Source Project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9/12/2019 at 06:25:00 UTC</text:p>
          </table:table-cell>
        </table:table-row>
        <table:table-row table:style-name="ro1">
          <table:table-cell table:style-name="ce2" table:formula="of:=HYPERLINK(&quot;https://www.oit.va.gov/Services/TRM/ToolPage.aspx?tid=11045^&quot;;&quot;Fluency Dispatch Server&quot;)" office:value-type="string" office:string-value="Fluency Dispatch Server" calcext:value-type="string">
            <text:p>Fluency Dispatch Server</text:p>
          </table:table-cell>
          <table:table-cell table:style-name="ce5" office:value-type="string" calcext:value-type="string">
            <text:p>MModal IP LLC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6/16/2020 at 07:59:38 UTC</text:p>
          </table:table-cell>
        </table:table-row>
        <table:table-row table:style-name="ro1">
          <table:table-cell table:style-name="ce2" table:formula="of:=HYPERLINK(&quot;https://www.oit.va.gov/Services/TRM/ToolPage.aspx?tid=8686^&quot;;&quot;HealthShare&quot;)" office:value-type="string" office:string-value="HealthShare" calcext:value-type="string">
            <text:p>HealthShare</text:p>
          </table:table-cell>
          <table:table-cell table:style-name="ce5" office:value-type="string" calcext:value-type="string">
            <text:p>Inter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9/25/2024 at 18:22:50 UTC</text:p>
          </table:table-cell>
        </table:table-row>
        <table:table-row table:style-name="ro1">
          <table:table-cell table:style-name="ce2" table:formula="of:=HYPERLINK(&quot;https://www.oit.va.gov/Services/TRM/ToolPage.aspx?tid=9142^&quot;;&quot;Humphrey Field Analyzer (HFA) II-i Application Software&quot;)" office:value-type="string" office:string-value="Humphrey Field Analyzer (HFA) II-i Application Software" calcext:value-type="string">
            <text:p>Humphrey Field Analyzer (HFA) II-i Application Software</text:p>
          </table:table-cell>
          <table:table-cell table:style-name="ce5" office:value-type="string" calcext:value-type="string">
            <text:p>Carl Zeiss Meditec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4/18/2019 at 11:10:02 UTC</text:p>
          </table:table-cell>
        </table:table-row>
        <table:table-row table:style-name="ro1">
          <table:table-cell table:style-name="ce2" table:formula="of:=HYPERLINK(&quot;https://www.oit.va.gov/Services/TRM/ToolPage.aspx?tid=14307^&quot;;&quot;Huron Healthcare Revenue Workflow Management Tools&quot;)" office:value-type="string" office:string-value="Huron Healthcare Revenue Workflow Management Tools" calcext:value-type="string">
            <text:p>Huron Healthcare Revenue Workflow Management Tools</text:p>
          </table:table-cell>
          <table:table-cell table:style-name="ce5" office:value-type="string" calcext:value-type="string">
            <text:p>Huron Consulting Group, Inc.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2/23/2024 at 02:59:39 UTC</text:p>
          </table:table-cell>
        </table:table-row>
        <table:table-row table:style-name="ro1">
          <table:table-cell table:style-name="ce2" table:formula="of:=HYPERLINK(&quot;https://www.oit.va.gov/Services/TRM/ToolPage.aspx?tid=6698^&quot;;&quot;IETester&quot;)" office:value-type="string" office:string-value="IETester" calcext:value-type="string">
            <text:p>IETester</text:p>
          </table:table-cell>
          <table:table-cell table:style-name="ce5" office:value-type="string" calcext:value-type="string">
            <text:p>DeBugBar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27/2020 at 11:57:23 UTC</text:p>
          </table:table-cell>
        </table:table-row>
        <table:table-row table:style-name="ro1">
          <table:table-cell table:style-name="ce2" table:formula="of:=HYPERLINK(&quot;https://www.oit.va.gov/Services/TRM/ToolPage.aspx?tid=11612^&quot;;&quot;Imagex&quot;)" office:value-type="string" office:string-value="Imagex" calcext:value-type="string">
            <text:p>Imagex</text:p>
          </table:table-cell>
          <table:table-cell table:style-name="ce5" office:value-type="string" calcext:value-type="string">
            <text:p>Medicom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1/20/2023 at 13:27:51 UTC</text:p>
          </table:table-cell>
        </table:table-row>
        <table:table-row table:style-name="ro1">
          <table:table-cell table:style-name="ce2" table:formula="of:=HYPERLINK(&quot;https://www.oit.va.gov/Services/TRM/ToolPage.aspx?tid=16803^&quot;;&quot;iMedConsent Web (ICW)&quot;)" office:value-type="string" office:string-value="iMedConsent Web (ICW)" calcext:value-type="string">
            <text:p>iMedConsent Web (ICW)</text:p>
          </table:table-cell>
          <table:table-cell table:style-name="ce5" office:value-type="string" calcext:value-type="string">
            <text:p>Taylor Healthcare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9/24/2024 at 16:21:59 UTC</text:p>
          </table:table-cell>
        </table:table-row>
        <table:table-row table:style-name="ro1">
          <table:table-cell table:style-name="ce2" table:formula="of:=HYPERLINK(&quot;https://www.oit.va.gov/Services/TRM/ToolPage.aspx?tid=10831^&quot;;&quot;Infusion Barcode Medication Administration (BCMA)&quot;)" office:value-type="string" office:string-value="Infusion Barcode Medication Administration (BCMA)" calcext:value-type="string">
            <text:p>Infusion Barcode Medication Administration (BCMA)</text:p>
          </table:table-cell>
          <table:table-cell table:style-name="ce5" office:value-type="string" calcext:value-type="string">
            <text:p>Becton, Dickinson and Company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8/18/2020 at 08:54:59 UTC</text:p>
          </table:table-cell>
        </table:table-row>
        <table:table-row table:style-name="ro1">
          <table:table-cell table:style-name="ce2" table:formula="of:=HYPERLINK(&quot;https://www.oit.va.gov/Services/TRM/ToolPage.aspx?tid=16223^&quot;;&quot;ISI Rad&quot;)" office:value-type="string" office:string-value="ISI Rad" calcext:value-type="string">
            <text:p>ISI Rad</text:p>
          </table:table-cell>
          <table:table-cell table:style-name="ce5" office:value-type="string" calcext:value-type="string">
            <text:p>ViTel Net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2/20/2022 at 16:43:27 UTC</text:p>
          </table:table-cell>
        </table:table-row>
        <table:table-row table:style-name="ro1">
          <table:table-cell table:style-name="ce2" table:formula="of:=HYPERLINK(&quot;https://www.oit.va.gov/Services/TRM/ToolPage.aspx?tid=8279^&quot;;&quot;KWedge&quot;)" office:value-type="string" office:string-value="KWedge" calcext:value-type="string">
            <text:p>KWedge</text:p>
          </table:table-cell>
          <table:table-cell table:style-name="ce5" office:value-type="string" calcext:value-type="string">
            <text:p>MSS Software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02/2025 at 19:25:02 UTC</text:p>
          </table:table-cell>
        </table:table-row>
        <table:table-row table:style-name="ro1">
          <table:table-cell table:style-name="ce2" table:formula="of:=HYPERLINK(&quot;https://www.oit.va.gov/Services/TRM/ToolPage.aspx?tid=15538^&quot;;&quot;Lutech Medical Viewer Software&quot;)" office:value-type="string" office:string-value="Lutech Medical Viewer Software" calcext:value-type="string">
            <text:p>Lutech Medical Viewer Software</text:p>
          </table:table-cell>
          <table:table-cell table:style-name="ce5" office:value-type="string" calcext:value-type="string">
            <text:p>Lutech Industries, Inc.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0/24/2023 at 01:34:27 UTC</text:p>
          </table:table-cell>
        </table:table-row>
        <table:table-row table:style-name="ro1">
          <table:table-cell table:style-name="ce2" table:formula="of:=HYPERLINK(&quot;https://www.oit.va.gov/Services/TRM/ToolPage.aspx?tid=10075^&quot;;&quot;M Data Extractor (MDE)&quot;)" office:value-type="string" office:string-value="M Data Extractor (MDE)" calcext:value-type="string">
            <text:p>M Data Extractor (MDE)</text:p>
          </table:table-cell>
          <table:table-cell table:style-name="ce5" office:value-type="string" calcext:value-type="string">
            <text:p>Strategic Reporting Systems, Inc.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0/10/2024 at 18:03:50 UTC</text:p>
          </table:table-cell>
        </table:table-row>
        <table:table-row table:style-name="ro1">
          <table:table-cell table:style-name="ce2" table:formula="of:=HYPERLINK(&quot;https://www.oit.va.gov/Services/TRM/ToolPage.aspx?tid=9483^&quot;;&quot;MedRec Inpatient&quot;)" office:value-type="string" office:string-value="MedRec Inpatient" calcext:value-type="string">
            <text:p>MedRec Inpatient</text:p>
          </table:table-cell>
          <table:table-cell table:style-name="ce5" office:value-type="string" calcext:value-type="string">
            <text:p>Avicenna Medical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0/10/2024 at 18:03:51 UTC</text:p>
          </table:table-cell>
        </table:table-row>
        <table:table-row table:style-name="ro1">
          <table:table-cell table:style-name="ce2" table:formula="of:=HYPERLINK(&quot;https://www.oit.va.gov/Services/TRM/ToolPage.aspx?tid=15952^&quot;;&quot;MedRec Outpatient&quot;)" office:value-type="string" office:string-value="MedRec Outpatient" calcext:value-type="string">
            <text:p>MedRec Outpatient</text:p>
          </table:table-cell>
          <table:table-cell table:style-name="ce5" office:value-type="string" calcext:value-type="string">
            <text:p>Avicenna Medical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0/14/2024 at 01:22:54 UTC</text:p>
          </table:table-cell>
        </table:table-row>
        <table:table-row table:style-name="ro1">
          <table:table-cell table:style-name="ce2" table:formula="of:=HYPERLINK(&quot;https://www.oit.va.gov/Services/TRM/ToolPage.aspx?tid=13724^&quot;;&quot;Microsoft Windows Application Program Interface (API) Code Pack&quot;)" office:value-type="string" office:string-value="Microsoft Windows Application Program Interface (API) Code Pack" calcext:value-type="string">
            <text:p>Microsoft Windows Application Program Interface (API) Code Pack</text:p>
          </table:table-cell>
          <table:table-cell table:style-name="ce5" office:value-type="string" calcext:value-type="string">
            <text:p>Microsoft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2/13/2020 at 16:11:24 UTC</text:p>
          </table:table-cell>
        </table:table-row>
        <table:table-row table:style-name="ro1">
          <table:table-cell table:style-name="ce2" table:formula="of:=HYPERLINK(&quot;https://www.oit.va.gov/Services/TRM/ToolPage.aspx?tid=6528^&quot;;&quot;Microsoft Windows Mobile Device Center&quot;)" office:value-type="string" office:string-value="Microsoft Windows Mobile Device Center" calcext:value-type="string">
            <text:p>Microsoft Windows Mobile Device Center</text:p>
          </table:table-cell>
          <table:table-cell table:style-name="ce5" office:value-type="string" calcext:value-type="string">
            <text:p>Microsoft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3/13/2023 at 16:47:53 UTC</text:p>
          </table:table-cell>
        </table:table-row>
        <table:table-row table:style-name="ro1">
          <table:table-cell table:style-name="ce2" table:formula="of:=HYPERLINK(&quot;https://www.oit.va.gov/Services/TRM/ToolPage.aspx?tid=9071^&quot;;&quot;MyAvatar&quot;)" office:value-type="string" office:string-value="MyAvatar" calcext:value-type="string">
            <text:p>MyAvatar</text:p>
          </table:table-cell>
          <table:table-cell table:style-name="ce5" office:value-type="string" calcext:value-type="string">
            <text:p>Netsmart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5/01/2024 at 19:32:14 UTC</text:p>
          </table:table-cell>
        </table:table-row>
        <table:table-row table:style-name="ro1">
          <table:table-cell table:style-name="ce2" table:formula="of:=HYPERLINK(&quot;https://www.oit.va.gov/Services/TRM/ToolPage.aspx?tid=10676^&quot;;&quot;Nutrition and Food Services Annual Report (NFSAR)&quot;)" office:value-type="string" office:string-value="Nutrition and Food Services Annual Report (NFSAR)" calcext:value-type="string">
            <text:p>Nutrition and Food Services Annual Report (NFSAR)</text:p>
          </table:table-cell>
          <table:table-cell table:style-name="ce5" office:value-type="string" calcext:value-type="string">
            <text:p>VA Developed Class 2 or Class 3 Software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2/06/2022 at 02:46:57 UTC</text:p>
          </table:table-cell>
        </table:table-row>
        <table:table-row table:style-name="ro1">
          <table:table-cell table:style-name="ce2" table:formula="of:=HYPERLINK(&quot;https://www.oit.va.gov/Services/TRM/ToolPage.aspx?tid=7196^&quot;;&quot;OneSight&quot;)" office:value-type="string" office:string-value="OneSight" calcext:value-type="string">
            <text:p>OneSight</text:p>
          </table:table-cell>
          <table:table-cell table:style-name="ce5" office:value-type="string" calcext:value-type="string">
            <text:p>Hammer Technologie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7/01/2024 at 15:53:16 UTC</text:p>
          </table:table-cell>
        </table:table-row>
        <table:table-row table:style-name="ro1">
          <table:table-cell table:style-name="ce2" table:formula="of:=HYPERLINK(&quot;https://www.oit.va.gov/Services/TRM/ToolPage.aspx?tid=14853^&quot;;&quot;Patient Flow Suite (PFS)&quot;)" office:value-type="string" office:string-value="Patient Flow Suite (PFS)" calcext:value-type="string">
            <text:p>Patient Flow Suite (PFS)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1/06/2023 at 20:27:14 UTC</text:p>
          </table:table-cell>
        </table:table-row>
        <table:table-row table:style-name="ro1">
          <table:table-cell table:style-name="ce2" table:formula="of:=HYPERLINK(&quot;https://www.oit.va.gov/Services/TRM/ToolPage.aspx?tid=13232^&quot;;&quot;PraediAlert&quot;)" office:value-type="string" office:string-value="PraediAlert" calcext:value-type="string">
            <text:p>PraediAlert</text:p>
          </table:table-cell>
          <table:table-cell table:style-name="ce5" office:value-type="string" calcext:value-type="string">
            <text:p>BitScopic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7/24/2024 at 04:25:15 UTC</text:p>
          </table:table-cell>
        </table:table-row>
        <table:table-row table:style-name="ro1">
          <table:table-cell table:style-name="ce2" table:formula="of:=HYPERLINK(&quot;https://www.oit.va.gov/Services/TRM/ToolPage.aspx?tid=11439^&quot;;&quot;PraediCare&quot;)" office:value-type="string" office:string-value="PraediCare" calcext:value-type="string">
            <text:p>PraediCare</text:p>
          </table:table-cell>
          <table:table-cell table:style-name="ce5" office:value-type="string" calcext:value-type="string">
            <text:p>BitScopic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9/25/2024 at 01:50:27 UTC</text:p>
          </table:table-cell>
        </table:table-row>
        <table:table-row table:style-name="ro1">
          <table:table-cell table:style-name="ce2" table:formula="of:=HYPERLINK(&quot;https://www.oit.va.gov/Services/TRM/ToolPage.aspx?tid=6146^&quot;;&quot;Staff Anyware&quot;)" office:value-type="string" office:string-value="Staff Anyware" calcext:value-type="string">
            <text:p>Staff Anyware</text:p>
          </table:table-cell>
          <table:table-cell table:style-name="ce5" office:value-type="string" calcext:value-type="string">
            <text:p>Quatrex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2/20/2024 at 21:29:11 UTC</text:p>
          </table:table-cell>
        </table:table-row>
        <table:table-row table:style-name="ro1">
          <table:table-cell table:style-name="ce2" table:formula="of:=HYPERLINK(&quot;https://www.oit.va.gov/Services/TRM/ToolPage.aspx?tid=8302^&quot;;&quot;TeleCare Record Manager (TRM) Plus&quot;)" office:value-type="string" office:string-value="TeleCare Record Manager (TRM) Plus" calcext:value-type="string">
            <text:p>TeleCare Record Manager (TRM) Plus</text:p>
          </table:table-cell>
          <table:table-cell table:style-name="ce5" office:value-type="string" calcext:value-type="string">
            <text:p>Document Storage Systems, Inc (DSS)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2/15/2024 at 20:11:04 UTC</text:p>
          </table:table-cell>
        </table:table-row>
        <table:table-row table:style-name="ro1">
          <table:table-cell table:style-name="ce2" table:formula="of:=HYPERLINK(&quot;https://www.oit.va.gov/Services/TRM/ToolPage.aspx?tid=10798^&quot;;&quot;TM-CANCEL&quot;)" office:value-type="string" office:string-value="TM-CANCEL" calcext:value-type="string">
            <text:p>TM-CANCEL</text:p>
          </table:table-cell>
          <table:table-cell table:style-name="ce5" office:value-type="string" calcext:value-type="string">
            <text:p>AudioCARE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3/14/2024 at 15:09:24 UTC</text:p>
          </table:table-cell>
        </table:table-row>
        <table:table-row table:style-name="ro1">
          <table:table-cell table:style-name="ce2" table:formula="of:=HYPERLINK(&quot;https://www.oit.va.gov/Services/TRM/ToolPage.aspx?tid=10809^&quot;;&quot;TM-COMMUNICATOR&quot;)" office:value-type="string" office:string-value="TM-COMMUNICATOR" calcext:value-type="string">
            <text:p>TM-COMMUNICATOR</text:p>
          </table:table-cell>
          <table:table-cell table:style-name="ce5" office:value-type="string" calcext:value-type="string">
            <text:p>AudioCARE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7/29/2024 at 14:48:41 UTC</text:p>
          </table:table-cell>
        </table:table-row>
        <table:table-row table:style-name="ro1">
          <table:table-cell table:style-name="ce2" table:formula="of:=HYPERLINK(&quot;https://www.oit.va.gov/Services/TRM/ToolPage.aspx?tid=10794^&quot;;&quot;TM-REMINDER&quot;)" office:value-type="string" office:string-value="TM-REMINDER" calcext:value-type="string">
            <text:p>TM-REMINDER</text:p>
          </table:table-cell>
          <table:table-cell table:style-name="ce5" office:value-type="string" calcext:value-type="string">
            <text:p>AudioCARE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7/29/2024 at 14:48:41 UTC</text:p>
          </table:table-cell>
        </table:table-row>
        <table:table-row table:style-name="ro1">
          <table:table-cell table:style-name="ce2" table:formula="of:=HYPERLINK(&quot;https://www.oit.va.gov/Services/TRM/ToolPage.aspx?tid=10265^&quot;;&quot;VA Provider Desktop (VAPD)&quot;)" office:value-type="string" office:string-value="VA Provider Desktop (VAPD)" calcext:value-type="string">
            <text:p>VA Provider Desktop (VAPD)</text:p>
          </table:table-cell>
          <table:table-cell table:style-name="ce5" office:value-type="string" calcext:value-type="string">
            <text:p>Nuance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6/18/2024 at 21:37:17 UTC</text:p>
          </table:table-cell>
        </table:table-row>
        <table:table-row table:style-name="ro1">
          <table:table-cell table:style-name="ce2" table:formula="of:=HYPERLINK(&quot;https://www.oit.va.gov/Services/TRM/ToolPage.aspx?tid=16476^&quot;;&quot;VascuPro&quot;)" office:value-type="string" office:string-value="VascuPro" calcext:value-type="string">
            <text:p>VascuPro</text:p>
          </table:table-cell>
          <table:table-cell table:style-name="ce5" office:value-type="string" calcext:value-type="string">
            <text:p>Consensus Medical Systems, Inc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0/26/2023 at 16:23:56 UTC</text:p>
          </table:table-cell>
        </table:table-row>
        <table:table-row table:style-name="ro1">
          <table:table-cell table:style-name="ce2" table:formula="of:=HYPERLINK(&quot;https://www.oit.va.gov/Services/TRM/ToolPage.aspx?tid=15383^&quot;;&quot;Voalte Platform&quot;)" office:value-type="string" office:string-value="Voalte Platform" calcext:value-type="string">
            <text:p>Voalte Platform</text:p>
          </table:table-cell>
          <table:table-cell table:style-name="ce5" office:value-type="string" calcext:value-type="string">
            <text:p>Baxter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4/19/2024 at 03:49:21 UTC</text:p>
          </table:table-cell>
        </table:table-row>
        <table:table-row table:style-name="ro1">
          <table:table-cell table:style-name="ce2" table:formula="of:=HYPERLINK(&quot;https://www.oit.va.gov/Services/TRM/ToolPage.aspx?tid=16314^&quot;;&quot;VoiceOver Enterprise.&quot;)" office:value-type="string" office:string-value="VoiceOver Enterprise." calcext:value-type="string">
            <text:p>VoiceOver Enterprise.</text:p>
          </table:table-cell>
          <table:table-cell table:style-name="ce5" office:value-type="string" calcext:value-type="string">
            <text:p>Voicebrook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3/30/2023 at 17:10:02 UTC</text:p>
          </table:table-cell>
        </table:table-row>
        <table:table-row table:style-name="ro1">
          <table:table-cell table:style-name="ce2" table:formula="of:=HYPERLINK(&quot;https://www.oit.va.gov/Services/TRM/ToolPage.aspx?tid=10779^&quot;;&quot;Welch Allyn Viewer&quot;)" office:value-type="string" office:string-value="Welch Allyn Viewer" calcext:value-type="string">
            <text:p>Welch Allyn Viewer</text:p>
          </table:table-cell>
          <table:table-cell table:style-name="ce5" office:value-type="string" calcext:value-type="string">
            <text:p>Welch Allyn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03/2023 at 08:08:45 UTC</text:p>
          </table:table-cell>
        </table:table-row>
        <table:table-row table:style-name="ro1">
          <table:table-cell table:style-name="ce2" table:formula="of:=HYPERLINK(&quot;https://www.oit.va.gov/Services/TRM/ToolPage.aspx?tid=11478^&quot;;&quot;Wireless AutoSwitch XPV&quot;)" office:value-type="string" office:string-value="Wireless AutoSwitch XPV" calcext:value-type="string">
            <text:p>Wireless AutoSwitch XPV</text:p>
          </table:table-cell>
          <table:table-cell table:style-name="ce5" office:value-type="string" calcext:value-type="string">
            <text:p>Sase Sham, Inc.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4/29/2019 at 14:55:10 UTC</text:p>
          </table:table-cell>
        </table:table-row>
        <table:table-row table:style-name="ro1">
          <table:table-cell table:style-name="ce2" table:formula="of:=HYPERLINK(&quot;https://www.oit.va.gov/Services/TRM/ToolPage.aspx?tid=11735^&quot;;&quot;Affinity Suite&quot;)" office:value-type="string" office:string-value="Affinity Suite" calcext:value-type="string">
            <text:p>Affinity Suite</text:p>
          </table:table-cell>
          <table:table-cell table:style-name="ce5" office:value-type="string" calcext:value-type="string">
            <text:p>Interacoustic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6/25/2024 at 15:27:59 UTC</text:p>
          </table:table-cell>
        </table:table-row>
        <table:table-row table:style-name="ro1">
          <table:table-cell table:style-name="ce2" table:formula="of:=HYPERLINK(&quot;https://www.oit.va.gov/Services/TRM/ToolPage.aspx?tid=15178^&quot;;&quot;Coding and Reimbursement System Plus (CRS+)&quot;)" office:value-type="string" office:string-value="Coding and Reimbursement System Plus (CRS+)" calcext:value-type="string">
            <text:p>Coding and Reimbursement System Plus (CRS+)</text:p>
          </table:table-cell>
          <table:table-cell table:style-name="ce5" office:value-type="string" calcext:value-type="string">
            <text:p>3M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2/14/2024 at 03:14:53 UTC</text:p>
          </table:table-cell>
        </table:table-row>
        <table:table-row table:style-name="ro1">
          <table:table-cell table:style-name="ce2" table:formula="of:=HYPERLINK(&quot;https://www.oit.va.gov/Services/TRM/ToolPage.aspx?tid=11807^&quot;;&quot;CS 3D Imaging&quot;)" office:value-type="string" office:string-value="CS 3D Imaging" calcext:value-type="string">
            <text:p>CS 3D Imaging</text:p>
          </table:table-cell>
          <table:table-cell table:style-name="ce5" office:value-type="string" calcext:value-type="string">
            <text:p>Carestream Medical and Dental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1/07/2024 at 19:09:15 UTC</text:p>
          </table:table-cell>
        </table:table-row>
        <table:table-row table:style-name="ro1">
          <table:table-cell table:style-name="ce2" table:formula="of:=HYPERLINK(&quot;https://www.oit.va.gov/Services/TRM/ToolPage.aspx?tid=15113^&quot;;&quot;Evidence Library 4 Web&quot;)" office:value-type="string" office:string-value="Evidence Library 4 Web" calcext:value-type="string">
            <text:p>Evidence Library 4 Web</text:p>
          </table:table-cell>
          <table:table-cell table:style-name="ce5" office:value-type="string" calcext:value-type="string">
            <text:p>Motorola Solutions, Inc.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9/12/2024 at 16:58:23 UTC</text:p>
          </table:table-cell>
        </table:table-row>
        <table:table-row table:style-name="ro1">
          <table:table-cell table:style-name="ce2" table:formula="of:=HYPERLINK(&quot;https://www.oit.va.gov/Services/TRM/ToolPage.aspx?tid=9054^&quot;;&quot;VANTAGE Workflow Solution&quot;)" office:value-type="string" office:string-value="VANTAGE Workflow Solution" calcext:value-type="string">
            <text:p>VANTAGE Workflow Solution</text:p>
          </table:table-cell>
          <table:table-cell table:style-name="ce5" office:value-type="string" calcext:value-type="string">
            <text:p>Ventana Medical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6/17/2021 at 21:28:29 UTC</text:p>
          </table:table-cell>
        </table:table-row>
        <table:table-row table:style-name="ro1">
          <table:table-cell table:style-name="ce2" table:formula="of:=HYPERLINK(&quot;https://www.oit.va.gov/Services/TRM/ToolPage.aspx?tid=35^&quot;;&quot;Windows Server&quot;)" office:value-type="string" office:string-value="Windows Server" calcext:value-type="string">
            <text:p>Windows Server</text:p>
          </table:table-cell>
          <table:table-cell table:style-name="ce5" office:value-type="string" calcext:value-type="string">
            <text:p>Microsoft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2/04/2024 at 19:12:01 UTC</text:p>
          </table:table-cell>
        </table:table-row>
        <table:table-row table:style-name="ro1">
          <table:table-cell table:style-name="ce2" table:formula="of:=HYPERLINK(&quot;https://www.oit.va.gov/Services/TRM/ToolPage.aspx?tid=5872^&quot;;&quot;Adobe Help Viewer&quot;)" office:value-type="string" office:string-value="Adobe Help Viewer" calcext:value-type="string">
            <text:p>Adobe Help Viewer</text:p>
          </table:table-cell>
          <table:table-cell table:style-name="ce5" office:value-type="string" calcext:value-type="string">
            <text:p>Adobe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1/05/2019 at 06:51:17 UTC</text:p>
          </table:table-cell>
        </table:table-row>
        <table:table-row table:style-name="ro1">
          <table:table-cell table:style-name="ce2" table:formula="of:=HYPERLINK(&quot;https://www.oit.va.gov/Services/TRM/ToolPage.aspx?tid=10421^&quot;;&quot;CableIQ Reporter Software&quot;)" office:value-type="string" office:string-value="CableIQ Reporter Software" calcext:value-type="string">
            <text:p>CableIQ Reporter Software</text:p>
          </table:table-cell>
          <table:table-cell table:style-name="ce5" office:value-type="string" calcext:value-type="string">
            <text:p>Fluke Network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2/03/2021 at 13:10:03 UTC</text:p>
          </table:table-cell>
        </table:table-row>
        <table:table-row table:style-name="ro1">
          <table:table-cell table:style-name="ce2" table:formula="of:=HYPERLINK(&quot;https://www.oit.va.gov/Services/TRM/ToolPage.aspx?tid=6864^&quot;;&quot;CareEnhance Review Manager Enterprise (CERMe)&quot;)" office:value-type="string" office:string-value="CareEnhance Review Manager Enterprise (CERMe)" calcext:value-type="string">
            <text:p>CareEnhance Review Manager Enterprise (CERMe)</text:p>
          </table:table-cell>
          <table:table-cell table:style-name="ce5" office:value-type="string" calcext:value-type="string">
            <text:p>McKesson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8/04/2023 at 00:45:57 UTC</text:p>
          </table:table-cell>
        </table:table-row>
        <table:table-row table:style-name="ro1">
          <table:table-cell table:style-name="ce2" table:formula="of:=HYPERLINK(&quot;https://www.oit.va.gov/Services/TRM/ToolPage.aspx?tid=5744^&quot;;&quot;Clintegrity VA Chart Complete (VACC)&quot;)" office:value-type="string" office:string-value="Clintegrity VA Chart Complete (VACC)" calcext:value-type="string">
            <text:p>Clintegrity VA Chart Complete (VACC)</text:p>
          </table:table-cell>
          <table:table-cell table:style-name="ce5" office:value-type="string" calcext:value-type="string">
            <text:p>Nuance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9/26/2024 at 17:51:03 UTC</text:p>
          </table:table-cell>
        </table:table-row>
        <table:table-row table:style-name="ro1">
          <table:table-cell table:style-name="ce2" table:formula="of:=HYPERLINK(&quot;https://www.oit.va.gov/Services/TRM/ToolPage.aspx?tid=14828^&quot;;&quot;Intelligent Hearing Systems SmartEP&quot;)" office:value-type="string" office:string-value="Intelligent Hearing Systems SmartEP" calcext:value-type="string">
            <text:p>Intelligent Hearing Systems SmartEP</text:p>
          </table:table-cell>
          <table:table-cell table:style-name="ce5" office:value-type="string" calcext:value-type="string">
            <text:p>Intelligent Hearing System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1/25/2024 at 18:01:52 UTC</text:p>
          </table:table-cell>
        </table:table-row>
        <table:table-row table:style-name="ro1">
          <table:table-cell table:style-name="ce2" table:formula="of:=HYPERLINK(&quot;https://www.oit.va.gov/Services/TRM/ToolPage.aspx?tid=9374^&quot;;&quot;Knowledge Portal for BD Pyxis Medication Technologies&quot;)" office:value-type="string" office:string-value="Knowledge Portal for BD Pyxis Medication Technologies" calcext:value-type="string">
            <text:p>Knowledge Portal for BD Pyxis Medication Technologies</text:p>
          </table:table-cell>
          <table:table-cell table:style-name="ce5" office:value-type="string" calcext:value-type="string">
            <text:p>Becton, Dickinson and Company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1/22/2023 at 15:05:18 UTC</text:p>
          </table:table-cell>
        </table:table-row>
        <table:table-row table:style-name="ro1">
          <table:table-cell table:style-name="ce2" table:formula="of:=HYPERLINK(&quot;https://www.oit.va.gov/Services/TRM/ToolPage.aspx?tid=9014^&quot;;&quot;Medicalis Workflow Orchestrator&quot;)" office:value-type="string" office:string-value="Medicalis Workflow Orchestrator" calcext:value-type="string">
            <text:p>Medicalis Workflow Orchestrator</text:p>
          </table:table-cell>
          <table:table-cell table:style-name="ce5" office:value-type="string" calcext:value-type="string">
            <text:p>Medicalis Corporation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9/14/2022 at 19:24:13 UTC</text:p>
          </table:table-cell>
        </table:table-row>
        <table:table-row table:style-name="ro1">
          <table:table-cell table:style-name="ce2" table:formula="of:=HYPERLINK(&quot;https://www.oit.va.gov/Services/TRM/ToolPage.aspx?tid=10625^&quot;;&quot;Microsoft Expression Web&quot;)" office:value-type="string" office:string-value="Microsoft Expression Web" calcext:value-type="string">
            <text:p>Microsoft Expression Web</text:p>
          </table:table-cell>
          <table:table-cell table:style-name="ce5" office:value-type="string" calcext:value-type="string">
            <text:p>Microsoft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5/08/2019 at 16:14:17 UTC</text:p>
          </table:table-cell>
        </table:table-row>
        <table:table-row table:style-name="ro1">
          <table:table-cell table:style-name="ce2" table:formula="of:=HYPERLINK(&quot;https://www.oit.va.gov/Services/TRM/ToolPage.aspx?tid=9237^&quot;;&quot;Microsoft Office Word Add-in For MediaWiki&quot;)" office:value-type="string" office:string-value="Microsoft Office Word Add-in For MediaWiki" calcext:value-type="string">
            <text:p>Microsoft Office Word Add-in For MediaWiki</text:p>
          </table:table-cell>
          <table:table-cell table:style-name="ce5" office:value-type="string" calcext:value-type="string">
            <text:p>Microsoft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3/11/2019 at 07:42:10 UTC</text:p>
          </table:table-cell>
        </table:table-row>
        <table:table-row table:style-name="ro1">
          <table:table-cell table:style-name="ce2" table:formula="of:=HYPERLINK(&quot;https://www.oit.va.gov/Services/TRM/ToolPage.aspx?tid=13990^&quot;;&quot;OmniPro-Accept&quot;)" office:value-type="string" office:string-value="OmniPro-Accept" calcext:value-type="string">
            <text:p>OmniPro-Accept</text:p>
          </table:table-cell>
          <table:table-cell table:style-name="ce5" office:value-type="string" calcext:value-type="string">
            <text:p>IBA Dosimetry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2/06/2019 at 09:44:52 UTC</text:p>
          </table:table-cell>
        </table:table-row>
        <table:table-row table:style-name="ro1">
          <table:table-cell table:style-name="ce2" table:formula="of:=HYPERLINK(&quot;https://www.oit.va.gov/Services/TRM/ToolPage.aspx?tid=14011^&quot;;&quot;PhotoImpact&quot;)" office:value-type="string" office:string-value="PhotoImpact" calcext:value-type="string">
            <text:p>PhotoImpact</text:p>
          </table:table-cell>
          <table:table-cell table:style-name="ce5" office:value-type="string" calcext:value-type="string">
            <text:p>Corel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2/19/2019 at 08:14:24 UTC</text:p>
          </table:table-cell>
        </table:table-row>
        <table:table-row table:style-name="ro1">
          <table:table-cell table:style-name="ce2" table:formula="of:=HYPERLINK(&quot;https://www.oit.va.gov/Services/TRM/ToolPage.aspx?tid=11507^&quot;;&quot;PICIS Critical Care Manager&quot;)" office:value-type="string" office:string-value="PICIS Critical Care Manager" calcext:value-type="string">
            <text:p>PICIS Critical Care Manager</text:p>
          </table:table-cell>
          <table:table-cell table:style-name="ce5" office:value-type="string" calcext:value-type="string">
            <text:p>Picis Clinical Solution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1/10/2024 at 21:11:24 UTC</text:p>
          </table:table-cell>
        </table:table-row>
        <table:table-row table:style-name="ro1">
          <table:table-cell table:style-name="ce2" table:formula="of:=HYPERLINK(&quot;https://www.oit.va.gov/Services/TRM/ToolPage.aspx?tid=6608^&quot;;&quot;Precision Helper&quot;)" office:value-type="string" office:string-value="Precision Helper" calcext:value-type="string">
            <text:p>Precision Helper</text:p>
          </table:table-cell>
          <table:table-cell table:style-name="ce5" office:value-type="string" calcext:value-type="string">
            <text:p>Precision software &amp; consulting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1/28/2018 at 07:50:01 UTC</text:p>
          </table:table-cell>
        </table:table-row>
        <table:table-row table:style-name="ro1">
          <table:table-cell table:style-name="ce2" table:formula="of:=HYPERLINK(&quot;https://www.oit.va.gov/Services/TRM/ToolPage.aspx?tid=7818^&quot;;&quot;StethOne Streaming Stethoscope Over Internet Protocol (IP)&quot;)" office:value-type="string" office:string-value="StethOne Streaming Stethoscope Over Internet Protocol (IP)" calcext:value-type="string">
            <text:p>StethOne Streaming Stethoscope Over Internet Protocol (IP)</text:p>
          </table:table-cell>
          <table:table-cell table:style-name="ce5" office:value-type="string" calcext:value-type="string">
            <text:p>Global Med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5/06/2020 at 16:34:25 UTC</text:p>
          </table:table-cell>
        </table:table-row>
        <table:table-row table:style-name="ro1">
          <table:table-cell table:style-name="ce2" table:formula="of:=HYPERLINK(&quot;https://www.oit.va.gov/Services/TRM/ToolPage.aspx?tid=10895^&quot;;&quot;TrackRecord Data Management Software&quot;)" office:value-type="string" office:string-value="TrackRecord Data Management Software" calcext:value-type="string">
            <text:p>TrackRecord Data Management Software</text:p>
          </table:table-cell>
          <table:table-cell table:style-name="ce5" office:value-type="string" calcext:value-type="string">
            <text:p>Trividia Health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4/16/2019 at 08:02:53 UTC</text:p>
          </table:table-cell>
        </table:table-row>
        <table:table-row table:style-name="ro1">
          <table:table-cell table:style-name="ce2" table:formula="of:=HYPERLINK(&quot;https://www.oit.va.gov/Services/TRM/ToolPage.aspx?tid=7432^&quot;;&quot;UltimateSpell&quot;)" office:value-type="string" office:string-value="UltimateSpell" calcext:value-type="string">
            <text:p>UltimateSpell</text:p>
          </table:table-cell>
          <table:table-cell table:style-name="ce5" office:value-type="string" calcext:value-type="string">
            <text:p>Karamasoft LLC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3/16/2020 at 22:27:34 UTC</text:p>
          </table:table-cell>
        </table:table-row>
        <table:table-row table:style-name="ro1">
          <table:table-cell table:style-name="ce2" table:formula="of:=HYPERLINK(&quot;https://www.oit.va.gov/Services/TRM/ToolPage.aspx?tid=10785^&quot;;&quot;Zip Reader&quot;)" office:value-type="string" office:string-value="Zip Reader" calcext:value-type="string">
            <text:p>Zip Reader</text:p>
          </table:table-cell>
          <table:table-cell table:style-name="ce5" office:value-type="string" calcext:value-type="string">
            <text:p>PKWARE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0/28/2020 at 15:40:28 UTC</text:p>
          </table:table-cell>
        </table:table-row>
        <table:table-row table:style-name="ro1">
          <table:table-cell table:style-name="ce2" table:formula="of:=HYPERLINK(&quot;https://www.oit.va.gov/Services/TRM/ToolPage.aspx?tid=7919^&quot;;&quot;Health Level Seven (HL7) Application Programming Interface (HAPI)&quot;)" office:value-type="string" office:string-value="Health Level Seven (HL7) Application Programming Interface (HAPI)" calcext:value-type="string">
            <text:p>Health Level Seven (HL7) Application Programming Interface (HAPI)</text:p>
          </table:table-cell>
          <table:table-cell table:style-name="ce5" office:value-type="string" calcext:value-type="string">
            <text:p>University Health Network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10/05/2023 at 03:01:02 UTC</text:p>
          </table:table-cell>
        </table:table-row>
        <table:table-row table:style-name="ro1">
          <table:table-cell table:style-name="ce2" table:formula="of:=HYPERLINK(&quot;https://www.oit.va.gov/Services/TRM/ToolPage.aspx?tid=6948^&quot;;&quot;Center on Alcoholism, Substance Abuse, and Addictions (CASAA) Application for Coding Treatment Interactions (CACTI)&quot;)" office:value-type="string" office:string-value="Center on Alcoholism, Substance Abuse, and Addictions (CASAA) Application for Coding Treatment Interactions (CACTI)" calcext:value-type="string">
            <text:p>Center on Alcoholism, Substance Abuse, and Addictions (CASAA) Application for Coding Treatment Interactions (CACTI)</text:p>
          </table:table-cell>
          <table:table-cell table:style-name="ce5" office:value-type="string" calcext:value-type="string">
            <text:p>University of New Mexico Center on Alcoholism, Substance Abuse, and Addictions</text:p>
          </table:table-cell>
          <table:table-cell table:style-name="ce7" office:value-type="string" calcext:value-type="string">
            <text:p>Analysis Completed</text:p>
          </table:table-cell>
          <table:table-cell table:style-name="ce10" office:value-type="string" calcext:value-type="string">
            <text:p>04/08/2020 at 12:25:01 UTC</text:p>
          </table:table-cell>
        </table:table-row>
        <table:table-row table:style-name="ro2" table:number-rows-repeated="1048390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TRM_Search_Result.A1:TRM_Search_Result.D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RM_5f_Search_5f_Result" style:display-name="PageStyle_TRM_Search_Resul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7T13:10:58.208000000</dc:date>
    <meta:editing-duration>PT7M49S</meta:editing-duration>
    <meta:editing-cycles>1</meta:editing-cycles>
    <meta:document-statistic meta:table-count="1" meta:cell-count="740" meta:object-count="0"/>
    <meta:generator>LibreOffice/24.8.4.2$Windows_X86_64 LibreOffice_project/bb3cfa12c7b1bf994ecc5649a80400d06cd71002</meta:generator>
  </office:meta>
</office:document-meta>
</file>